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2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54" calcext:value-type="float">
            <text:p><text:s text:c="3"/>20,054</text:p>
          </table:table-cell>
          <table:table-cell table:style-name="ce35" office:value-type="float" office:value="19590" calcext:value-type="float">
            <text:p><text:s text:c="3"/>19,590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35" office:value-type="float" office:value="19716" calcext:value-type="float">
            <text:p><text:s text:c="3"/>19,716</text:p>
          </table:table-cell>
          <table:table-cell table:style-name="ce35" office:value-type="float" office:value="19252" calcext:value-type="float">
            <text:p><text:s text:c="3"/>19,252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number-columns-repeated="2" table:style-name="ce35" office:value-type="float" office:value="338" calcext:value-type="float">
            <text:p><text:s text:c="3"/>338</text:p>
          </table:table-cell>
          <table:table-cell table:number-columns-repeated="5" table:style-name="ce35" office:value-type="float" office:value="0" calcext:value-type="float">
            <text:p>—</text:p>
          </table:table-cell>
          <table:table-cell table:style-name="ce69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2" calcext:value-type="float">
            <text:p><text:s text:c="3"/>9,932</text:p>
          </table:table-cell>
          <table:table-cell table:style-name="ce36" office:value-type="float" office:value="9744" calcext:value-type="float">
            <text:p><text:s text:c="3"/>9,74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9858" calcext:value-type="float">
            <text:p><text:s text:c="3"/>9,858</text:p>
          </table:table-cell>
          <table:table-cell table:style-name="ce36" office:value-type="float" office:value="9670" calcext:value-type="float">
            <text:p><text:s text:c="3"/>9,670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number-columns-repeated="2" table:style-name="ce36" office:value-type="float" office:value="74" calcext:value-type="float">
            <text:p><text:s text:c="3"/>74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122" calcext:value-type="float">
            <text:p><text:s text:c="3"/>10,122</text:p>
          </table:table-cell>
          <table:table-cell table:style-name="ce36" office:value-type="float" office:value="9846" calcext:value-type="float">
            <text:p><text:s text:c="3"/>9,846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9858" calcext:value-type="float">
            <text:p><text:s text:c="3"/>9,858</text:p>
          </table:table-cell>
          <table:table-cell table:style-name="ce36" office:value-type="float" office:value="9582" calcext:value-type="float">
            <text:p><text:s text:c="3"/>9,58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number-columns-repeated="2" table:style-name="ce36" office:value-type="float" office:value="264" calcext:value-type="float">
            <text:p><text:s text:c="3"/>264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612" calcext:value-type="float">
            <text:p><text:s text:c="3"/>22,612</text:p>
          </table:table-cell>
          <table:table-cell table:style-name="ce35" office:value-type="float" office:value="22009" calcext:value-type="float">
            <text:p><text:s text:c="3"/>22,009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style-name="ce35" office:value-type="float" office:value="182" calcext:value-type="float">
            <text:p><text:s text:c="3"/>182</text:p>
          </table:table-cell>
          <table:table-cell table:style-name="ce35" office:value-type="float" office:value="22312" calcext:value-type="float">
            <text:p><text:s text:c="3"/>22,312</text:p>
          </table:table-cell>
          <table:table-cell table:style-name="ce35" office:value-type="float" office:value="21714" calcext:value-type="float">
            <text:p><text:s text:c="3"/>21,714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300" calcext:value-type="float">
            <text:p><text:s text:c="3"/>300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250" calcext:value-type="float">
            <text:p><text:s text:c="3"/>11,250</text:p>
          </table:table-cell>
          <table:table-cell table:style-name="ce36" office:value-type="float" office:value="11020" calcext:value-type="float">
            <text:p><text:s text:c="3"/>11,02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style-name="ce36" office:value-type="float" office:value="10928" calcext:value-type="float">
            <text:p><text:s text:c="3"/>10,928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362" calcext:value-type="float">
            <text:p><text:s text:c="3"/>11,362</text:p>
          </table:table-cell>
          <table:table-cell table:style-name="ce36" office:value-type="float" office:value="10989" calcext:value-type="float">
            <text:p><text:s text:c="3"/>10,989</text:p>
          </table:table-cell>
          <table:table-cell table:style-name="ce36" office:value-type="float" office:value="160" calcext:value-type="float">
            <text:p><text:s text:c="3"/>160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style-name="ce36" office:value-type="float" office:value="10786" calcext:value-type="float">
            <text:p><text:s text:c="3"/>10,786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362" calcext:value-type="float">
            <text:p><text:s text:c="3"/>21,362</text:p>
          </table:table-cell>
          <table:table-cell table:style-name="ce35" office:value-type="float" office:value="20581" calcext:value-type="float">
            <text:p><text:s text:c="3"/>20,581</text:p>
          </table:table-cell>
          <table:table-cell table:style-name="ce35" office:value-type="float" office:value="299" calcext:value-type="float">
            <text:p><text:s text:c="3"/>299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1022" calcext:value-type="float">
            <text:p><text:s text:c="3"/>21,022</text:p>
          </table:table-cell>
          <table:table-cell table:style-name="ce35" office:value-type="float" office:value="20249" calcext:value-type="float">
            <text:p><text:s text:c="3"/>20,249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475" calcext:value-type="float">
            <text:p><text:s text:c="3"/>475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40" calcext:value-type="float">
            <text:p><text:s text:c="3"/>340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597" calcext:value-type="float">
            <text:p><text:s text:c="3"/>10,597</text:p>
          </table:table-cell>
          <table:table-cell table:style-name="ce36" office:value-type="float" office:value="10306" calcext:value-type="float">
            <text:p><text:s text:c="3"/>10,3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227" calcext:value-type="float">
            <text:p><text:s text:c="3"/>10,227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765" calcext:value-type="float">
            <text:p><text:s text:c="3"/>10,765</text:p>
          </table:table-cell>
          <table:table-cell table:style-name="ce36" office:value-type="float" office:value="10275" calcext:value-type="float">
            <text:p><text:s text:c="3"/>10,275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022" calcext:value-type="float">
            <text:p><text:s text:c="3"/>10,02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438" calcext:value-type="float">
            <text:p><text:s text:c="3"/>438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32" calcext:value-type="float">
            <text:p><text:s text:c="3"/>13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427" calcext:value-type="float">
            <text:p><text:s text:c="3"/>12,427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1年</text:p>
            <text:p>截至9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3414" calcext:value-type="float">
            <text:p><text:s text:c="3"/>173,414</text:p>
          </table:table-cell>
          <table:table-cell table:style-name="ce37" office:value-type="float" office:value="165313" calcext:value-type="float">
            <text:p><text:s text:c="3"/>165,313</text:p>
          </table:table-cell>
          <table:table-cell table:style-name="ce37" office:value-type="float" office:value="2696" calcext:value-type="float">
            <text:p><text:s text:c="3"/>2,696</text:p>
          </table:table-cell>
          <table:table-cell table:style-name="ce37" office:value-type="float" office:value="1953" calcext:value-type="float">
            <text:p><text:s text:c="3"/>1,953</text:p>
          </table:table-cell>
          <table:table-cell table:style-name="ce37" office:value-type="float" office:value="743" calcext:value-type="float">
            <text:p><text:s text:c="3"/>743</text:p>
          </table:table-cell>
          <table:table-cell table:style-name="ce37" office:value-type="float" office:value="5405" calcext:value-type="float">
            <text:p><text:s text:c="3"/>5,405</text:p>
          </table:table-cell>
          <table:table-cell table:style-name="ce37" office:value-type="float" office:value="3262" calcext:value-type="float">
            <text:p><text:s text:c="3"/>3,262</text:p>
          </table:table-cell>
          <table:table-cell table:style-name="ce37" office:value-type="float" office:value="2143" calcext:value-type="float">
            <text:p><text:s text:c="3"/>2,143</text:p>
          </table:table-cell>
          <table:table-cell table:style-name="ce37" office:value-type="float" office:value="169920" calcext:value-type="float">
            <text:p><text:s text:c="3"/>169,920</text:p>
          </table:table-cell>
          <table:table-cell table:style-name="ce37" office:value-type="float" office:value="161897" calcext:value-type="float">
            <text:p><text:s text:c="3"/>161,897</text:p>
          </table:table-cell>
          <table:table-cell table:style-name="ce37" office:value-type="float" office:value="2685" calcext:value-type="float">
            <text:p><text:s text:c="3"/>2,685</text:p>
          </table:table-cell>
          <table:table-cell table:style-name="ce37" office:value-type="float" office:value="1948" calcext:value-type="float">
            <text:p><text:s text:c="3"/>1,948</text:p>
          </table:table-cell>
          <table:table-cell table:style-name="ce37" office:value-type="float" office:value="737" calcext:value-type="float">
            <text:p><text:s text:c="3"/>737</text:p>
          </table:table-cell>
          <table:table-cell table:style-name="ce37" office:value-type="float" office:value="5338" calcext:value-type="float">
            <text:p><text:s text:c="3"/>5,338</text:p>
          </table:table-cell>
          <table:table-cell table:style-name="ce37" office:value-type="float" office:value="3252" calcext:value-type="float">
            <text:p><text:s text:c="3"/>3,252</text:p>
          </table:table-cell>
          <table:table-cell table:style-name="ce37" office:value-type="float" office:value="2086" calcext:value-type="float">
            <text:p><text:s text:c="3"/>2,086</text:p>
          </table:table-cell>
          <table:table-cell table:style-name="ce37" office:value-type="float" office:value="3494" calcext:value-type="float">
            <text:p><text:s text:c="3"/>3,494</text:p>
          </table:table-cell>
          <table:table-cell table:style-name="ce37" office:value-type="float" office:value="3416" calcext:value-type="float">
            <text:p><text:s text:c="3"/>3,416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5902" calcext:value-type="float">
            <text:p><text:s text:c="3"/>85,902</text:p>
          </table:table-cell>
          <table:table-cell table:style-name="ce38" office:value-type="float" office:value="82884" calcext:value-type="float">
            <text:p><text:s text:c="3"/>82,884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23" calcext:value-type="float">
            <text:p><text:s text:c="3"/>323</text:p>
          </table:table-cell>
          <table:table-cell table:style-name="ce38" office:value-type="float" office:value="2358" calcext:value-type="float">
            <text:p><text:s text:c="3"/>2,358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1749" calcext:value-type="float">
            <text:p><text:s text:c="3"/>1,749</text:p>
          </table:table-cell>
          <table:table-cell table:style-name="ce38" office:value-type="float" office:value="84960" calcext:value-type="float">
            <text:p><text:s text:c="3"/>84,960</text:p>
          </table:table-cell>
          <table:table-cell table:style-name="ce38" office:value-type="float" office:value="81988" calcext:value-type="float">
            <text:p><text:s text:c="3"/>81,988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2314" calcext:value-type="float">
            <text:p><text:s text:c="3"/>2,314</text:p>
          </table:table-cell>
          <table:table-cell table:style-name="ce38" office:value-type="float" office:value="607" calcext:value-type="float">
            <text:p><text:s text:c="3"/>607</text:p>
          </table:table-cell>
          <table:table-cell table:style-name="ce38" office:value-type="float" office:value="1707" calcext:value-type="float">
            <text:p><text:s text:c="3"/>1,707</text:p>
          </table:table-cell>
          <table:table-cell table:style-name="ce38" office:value-type="float" office:value="942" calcext:value-type="float">
            <text:p><text:s text:c="3"/>942</text:p>
          </table:table-cell>
          <table:table-cell table:style-name="ce38" office:value-type="float" office:value="896" calcext:value-type="float">
            <text:p><text:s text:c="3"/>89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7512" calcext:value-type="float">
            <text:p><text:s text:c="3"/>87,512</text:p>
          </table:table-cell>
          <table:table-cell table:style-name="ce38" office:value-type="float" office:value="82429" calcext:value-type="float">
            <text:p><text:s text:c="3"/>82,429</text:p>
          </table:table-cell>
          <table:table-cell table:style-name="ce38" office:value-type="float" office:value="2036" calcext:value-type="float">
            <text:p><text:s text:c="3"/>2,036</text:p>
          </table:table-cell>
          <table:table-cell table:style-name="ce38" office:value-type="float" office:value="1616" calcext:value-type="float">
            <text:p><text:s text:c="3"/>1,616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3047" calcext:value-type="float">
            <text:p><text:s text:c="3"/>3,047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394" calcext:value-type="float">
            <text:p><text:s text:c="3"/>394</text:p>
          </table:table-cell>
          <table:table-cell table:style-name="ce38" office:value-type="float" office:value="84960" calcext:value-type="float">
            <text:p><text:s text:c="3"/>84,960</text:p>
          </table:table-cell>
          <table:table-cell table:style-name="ce38" office:value-type="float" office:value="79909" calcext:value-type="float">
            <text:p><text:s text:c="3"/>79,909</text:p>
          </table:table-cell>
          <table:table-cell table:style-name="ce38" office:value-type="float" office:value="2027" calcext:value-type="float">
            <text:p><text:s text:c="3"/>2,027</text:p>
          </table:table-cell>
          <table:table-cell table:style-name="ce38" office:value-type="float" office:value="1611" calcext:value-type="float">
            <text:p><text:s text:c="3"/>1,611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3024" calcext:value-type="float">
            <text:p><text:s text:c="3"/>3,024</text:p>
          </table:table-cell>
          <table:table-cell table:style-name="ce38" office:value-type="float" office:value="2645" calcext:value-type="float">
            <text:p><text:s text:c="3"/>2,645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38" office:value-type="float" office:value="2552" calcext:value-type="float">
            <text:p><text:s text:c="3"/>2,552</text:p>
          </table:table-cell>
          <table:table-cell table:style-name="ce38" office:value-type="float" office:value="2520" calcext:value-type="float">
            <text:p><text:s text:c="3"/>2,52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number-columns-repeated="2" table:style-name="ce35" office:value-type="float" office:value="234" calcext:value-type="float">
            <text:p><text:s text:c="3"/>234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style-name="ce36" office:value-type="float" office:value="10716" calcext:value-type="float">
            <text:p><text:s text:c="3"/>10,716</text:p>
          </table:table-cell>
          <table:table-cell table:style-name="ce36" office:value-type="float" office:value="306" calcext:value-type="float">
            <text:p><text:s text:c="3"/>306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486" calcext:value-type="float">
            <text:p><text:s text:c="3"/>10,486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280" calcext:value-type="float">
            <text:p><text:s text:c="3"/>280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91" calcext:value-type="float">
            <text:p><text:s text:c="3"/>9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2" table:style-name="ce36" office:value-type="float" office:value="296" calcext:value-type="float">
            <text:p><text:s text:c="3"/>296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301" calcext:value-type="float">
            <text:p><text:s text:c="3"/>30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297" calcext:value-type="float">
            <text:p><text:s text:c="3"/>297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309" calcext:value-type="float">
            <text:p><text:s text:c="3"/>309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214" calcext:value-type="float">
            <text:p><text:s text:c="3"/>214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style-name="ce35" office:value-type="float" office:value="293" calcext:value-type="float">
            <text:p><text:s text:c="3"/>293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style-name="ce36" office:value-type="float" office:value="6214" calcext:value-type="float">
            <text:p><text:s text:c="3"/>6,214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023" calcext:value-type="float">
            <text:p><text:s text:c="3"/>6,023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602" calcext:value-type="float">
            <text:p><text:s text:c="3"/>60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40" calcext:value-type="float">
            <text:p><text:s text:c="3"/>14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style-name="ce36" office:value-type="float" office:value="15210" calcext:value-type="float">
            <text:p><text:s text:c="3"/>15,210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748" calcext:value-type="float">
            <text:p><text:s text:c="3"/>14,748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36" office:value-type="float" office:value="462" calcext:value-type="float">
            <text:p><text:s text:c="3"/>46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273" calcext:value-type="float">
            <text:p><text:s text:c="3"/>273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style-name="ce35" office:value-type="float" office:value="348" calcext:value-type="float">
            <text:p><text:s text:c="3"/>348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197" calcext:value-type="float">
            <text:p><text:s text:c="3"/>197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311" calcext:value-type="float">
            <text:p><text:s text:c="3"/>311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style-name="ce35" office:value-type="float" office:value="399" calcext:value-type="float">
            <text:p><text:s text:c="3"/>39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3745" calcext:value-type="float">
            <text:p><text:s text:c="3"/>3,745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556" calcext:value-type="float">
            <text:p><text:s text:c="3"/>3,556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383" calcext:value-type="float">
            <text:p><text:s text:c="3"/>38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292" calcext:value-type="float">
            <text:p><text:s text:c="3"/>29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5.1490974369203" calcext:value-type="float">
            <text:p>15.15</text:p>
          </table:table-cell>
          <table:table-cell table:style-name="ce39" office:value-type="float" office:value="11.3782542113323" calcext:value-type="float">
            <text:p>11.38</text:p>
          </table:table-cell>
          <table:table-cell table:style-name="ce39" office:value-type="float" office:value="166.666666666667" calcext:value-type="float">
            <text:p>166.67</text:p>
          </table:table-cell>
          <table:table-cell table:style-name="ce39" office:value-type="float" office:value="188" calcext:value-type="float">
            <text:p>188.00</text:p>
          </table:table-cell>
          <table:table-cell table:style-name="ce39" office:value-type="float" office:value="118.181818181818" calcext:value-type="float">
            <text:p>118.18</text:p>
          </table:table-cell>
          <table:table-cell table:style-name="ce39" office:value-type="float" office:value="177.8125" calcext:value-type="float">
            <text:p>177.81</text:p>
          </table:table-cell>
          <table:table-cell table:style-name="ce39" office:value-type="float" office:value="290.243902439024" calcext:value-type="float">
            <text:p>290.24</text:p>
          </table:table-cell>
          <table:table-cell table:style-name="ce39" office:value-type="float" office:value="59.6153846153846" calcext:value-type="float">
            <text:p>59.62</text:p>
          </table:table-cell>
          <table:table-cell table:style-name="ce39" office:value-type="float" office:value="15.1349158044228" calcext:value-type="float">
            <text:p>15.13</text:p>
          </table:table-cell>
          <table:table-cell table:style-name="ce39" office:value-type="float" office:value="11.344275919385" calcext:value-type="float">
            <text:p>11.34</text:p>
          </table:table-cell>
          <table:table-cell table:style-name="ce39" office:value-type="float" office:value="165.972222222222" calcext:value-type="float">
            <text:p>165.97</text:p>
          </table:table-cell>
          <table:table-cell table:style-name="ce39" office:value-type="float" office:value="187" calcext:value-type="float">
            <text:p>187.00</text:p>
          </table:table-cell>
          <table:table-cell table:style-name="ce39" office:value-type="float" office:value="118.181818181818" calcext:value-type="float">
            <text:p>118.18</text:p>
          </table:table-cell>
          <table:table-cell table:style-name="ce39" office:value-type="float" office:value="175.3125" calcext:value-type="float">
            <text:p>175.31</text:p>
          </table:table-cell>
          <table:table-cell table:style-name="ce39" office:value-type="float" office:value="288.414634146341" calcext:value-type="float">
            <text:p>288.41</text:p>
          </table:table-cell>
          <table:table-cell table:style-name="ce39" office:value-type="float" office:value="56.4102564102564" calcext:value-type="float">
            <text:p>56.41</text:p>
          </table:table-cell>
          <table:table-cell table:style-name="ce39" office:value-type="float" office:value="15.9763313609467" calcext:value-type="float">
            <text:p>15.98</text:p>
          </table:table-cell>
          <table:table-cell table:style-name="ce39" office:value-type="float" office:value="13.3136094674556" calcext:value-type="float">
            <text:p>13.31</text:p>
          </table:table-cell>
          <table:table-cell table:number-columns-repeated="6" table:style-name="ce39" office:value-type="string" calcext:value-type="string">
            <text:p>--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5.3242045912203" calcext:value-type="float">
            <text:p>15.32</text:p>
          </table:table-cell>
          <table:table-cell table:style-name="ce40" office:value-type="float" office:value="13.2799671592775" calcext:value-type="float">
            <text:p>13.28</text:p>
          </table:table-cell>
          <table:table-cell table:style-name="ce40" office:value-type="float" office:value="113.953488372093" calcext:value-type="float">
            <text:p>113.95</text:p>
          </table:table-cell>
          <table:table-cell table:style-name="ce40" office:value-type="float" office:value="205.882352941176" calcext:value-type="float">
            <text:p>205.88</text:p>
          </table:table-cell>
          <table:table-cell table:style-name="ce40" office:value-type="float" office:value="53.8461538461539" calcext:value-type="float">
            <text:p>53.85</text:p>
          </table:table-cell>
          <table:table-cell table:style-name="ce40" office:value-type="float" office:value="123.448275862069" calcext:value-type="float">
            <text:p>123.45</text:p>
          </table:table-cell>
          <table:table-cell table:style-name="ce40" office:value-type="float" office:value="391.304347826087" calcext:value-type="float">
            <text:p>391.30</text:p>
          </table:table-cell>
          <table:table-cell table:style-name="ce40" office:value-type="float" office:value="72.9508196721311" calcext:value-type="float">
            <text:p>72.95</text:p>
          </table:table-cell>
          <table:table-cell table:style-name="ce40" office:value-type="float" office:value="15.1349158044228" calcext:value-type="float">
            <text:p>15.13</text:p>
          </table:table-cell>
          <table:table-cell table:style-name="ce40" office:value-type="float" office:value="13.1230610134436" calcext:value-type="float">
            <text:p>13.12</text:p>
          </table:table-cell>
          <table:table-cell table:style-name="ce40" office:value-type="float" office:value="113.953488372093" calcext:value-type="float">
            <text:p>113.95</text:p>
          </table:table-cell>
          <table:table-cell table:style-name="ce40" office:value-type="float" office:value="205.882352941176" calcext:value-type="float">
            <text:p>205.88</text:p>
          </table:table-cell>
          <table:table-cell table:style-name="ce40" office:value-type="float" office:value="53.8461538461539" calcext:value-type="float">
            <text:p>53.85</text:p>
          </table:table-cell>
          <table:table-cell table:style-name="ce40" office:value-type="float" office:value="120" calcext:value-type="float">
            <text:p>120.00</text:p>
          </table:table-cell>
          <table:table-cell table:style-name="ce40" office:value-type="float" office:value="386.95652173913" calcext:value-type="float">
            <text:p>386.96</text:p>
          </table:table-cell>
          <table:table-cell table:style-name="ce40" office:value-type="float" office:value="69.672131147541" calcext:value-type="float">
            <text:p>69.67</text:p>
          </table:table-cell>
          <table:table-cell table:style-name="ce40" office:value-type="float" office:value="40.5405405405405" calcext:value-type="float">
            <text:p>40.54</text:p>
          </table:table-cell>
          <table:table-cell table:style-name="ce40" office:value-type="float" office:value="33.7837837837838" calcext:value-type="float">
            <text:p>33.78</text:p>
          </table:table-cell>
          <table:table-cell table:number-columns-repeated="5" table:style-name="ce40" office:value-type="string" calcext:value-type="string">
            <text:p>--</text:p>
          </table:table-cell>
          <table:table-cell table:style-name="ce73" office:value-type="string" calcext:value-type="string">
            <text:p>--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4.9772772179411" calcext:value-type="float">
            <text:p>14.98</text:p>
          </table:table-cell>
          <table:table-cell table:style-name="ce41" office:value-type="float" office:value="9.49624212878326" calcext:value-type="float">
            <text:p>9.50</text:p>
          </table:table-cell>
          <table:table-cell table:style-name="ce41" office:value-type="float" office:value="189.108910891089" calcext:value-type="float">
            <text:p>189.11</text:p>
          </table:table-cell>
          <table:table-cell table:style-name="ce41" office:value-type="float" office:value="184.33734939759" calcext:value-type="float">
            <text:p>184.34</text:p>
          </table:table-cell>
          <table:table-cell table:style-name="ce41" office:value-type="float" office:value="211.111111111111" calcext:value-type="float">
            <text:p>211.11</text:p>
          </table:table-cell>
          <table:table-cell table:style-name="ce41" office:value-type="float" office:value="222.857142857143" calcext:value-type="float">
            <text:p>222.86</text:p>
          </table:table-cell>
          <table:table-cell table:style-name="ce41" office:value-type="float" office:value="273.758865248227" calcext:value-type="float">
            <text:p>273.76</text:p>
          </table:table-cell>
          <table:table-cell table:style-name="ce41" office:value-type="float" office:value="11.7647058823529" calcext:value-type="float">
            <text:p>11.76</text:p>
          </table:table-cell>
          <table:table-cell table:style-name="ce41" office:value-type="float" office:value="15.1349158044228" calcext:value-type="float">
            <text:p>15.13</text:p>
          </table:table-cell>
          <table:table-cell table:style-name="ce41" office:value-type="float" office:value="9.54915466499687" calcext:value-type="float">
            <text:p>9.55</text:p>
          </table:table-cell>
          <table:table-cell table:style-name="ce41" office:value-type="float" office:value="188.118811881188" calcext:value-type="float">
            <text:p>188.12</text:p>
          </table:table-cell>
          <table:table-cell table:style-name="ce41" office:value-type="float" office:value="183.132530120482" calcext:value-type="float">
            <text:p>183.13</text:p>
          </table:table-cell>
          <table:table-cell table:style-name="ce41" office:value-type="float" office:value="211.111111111111" calcext:value-type="float">
            <text:p>211.11</text:p>
          </table:table-cell>
          <table:table-cell table:style-name="ce41" office:value-type="float" office:value="221.142857142857" calcext:value-type="float">
            <text:p>221.14</text:p>
          </table:table-cell>
          <table:table-cell table:style-name="ce41" office:value-type="float" office:value="272.340425531915" calcext:value-type="float">
            <text:p>272.34</text:p>
          </table:table-cell>
          <table:table-cell table:style-name="ce41" office:value-type="float" office:value="8.82352941176471" calcext:value-type="float">
            <text:p>8.82</text:p>
          </table:table-cell>
          <table:table-cell table:style-name="ce41" office:value-type="float" office:value="9.09090909090909" calcext:value-type="float">
            <text:p>9.09</text:p>
          </table:table-cell>
          <table:table-cell table:style-name="ce41" office:value-type="float" office:value="7.57575757575758" calcext:value-type="float">
            <text:p>7.58</text:p>
          </table:table-cell>
          <table:table-cell table:number-columns-repeated="6" table:style-name="ce41" office:value-type="string" calcext:value-type="string">
            <text:p>--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167.578215527231" calcext:value-type="float">
            <text:p>167.58</text:p>
          </table:table-cell>
          <table:table-cell table:style-name="ce42" office:value-type="float" office:value="185.43956043956" calcext:value-type="float">
            <text:p>185.44</text:p>
          </table:table-cell>
          <table:table-cell table:style-name="ce42" office:value-type="float" office:value="46.5648854961832" calcext:value-type="float">
            <text:p>46.56</text:p>
          </table:table-cell>
          <table:table-cell table:style-name="ce42" office:value-type="float" office:value="38.4615384615385" calcext:value-type="float">
            <text:p>38.46</text:p>
          </table:table-cell>
          <table:table-cell table:style-name="ce42" office:value-type="float" office:value="77.7777777777778" calcext:value-type="float">
            <text:p>77.78</text:p>
          </table:table-cell>
          <table:table-cell table:style-name="ce42" office:value-type="float" office:value="22.7900552486188" calcext:value-type="float">
            <text:p>22.79</text:p>
          </table:table-cell>
          <table:table-cell table:style-name="ce42" office:value-type="float" office:value="37.9310344827586" calcext:value-type="float">
            <text:p>37.93</text:p>
          </table:table-cell>
          <table:table-cell table:style-name="ce42" office:value-type="float" office:value="-4.23076923076923" calcext:value-type="float">
            <text:p>–4.23</text:p>
          </table:table-cell>
          <table:table-cell table:style-name="ce42" office:value-type="float" office:value="171.921418303785" calcext:value-type="float">
            <text:p>171.92</text:p>
          </table:table-cell>
          <table:table-cell table:style-name="ce42" office:value-type="float" office:value="190.697043666938" calcext:value-type="float">
            <text:p>190.70</text:p>
          </table:table-cell>
          <table:table-cell table:style-name="ce42" office:value-type="float" office:value="47.3076923076923" calcext:value-type="float">
            <text:p>47.31</text:p>
          </table:table-cell>
          <table:table-cell table:style-name="ce42" office:value-type="float" office:value="39.3203883495146" calcext:value-type="float">
            <text:p>39.32</text:p>
          </table:table-cell>
          <table:table-cell table:style-name="ce42" office:value-type="float" office:value="77.7777777777778" calcext:value-type="float">
            <text:p>77.78</text:p>
          </table:table-cell>
          <table:table-cell table:style-name="ce42" office:value-type="float" office:value="23.3893557422969" calcext:value-type="float">
            <text:p>23.39</text:p>
          </table:table-cell>
          <table:table-cell table:style-name="ce42" office:value-type="float" office:value="37.2844827586207" calcext:value-type="float">
            <text:p>37.28</text:p>
          </table:table-cell>
          <table:table-cell table:style-name="ce42" office:value-type="float" office:value="-2.4" calcext:value-type="float">
            <text:p>–2.40</text:p>
          </table:table-cell>
          <table:table-cell table:style-name="ce42" office:value-type="float" office:value="39.0070921985816" calcext:value-type="float">
            <text:p>39.01</text:p>
          </table:table-cell>
          <table:table-cell table:style-name="ce42" office:value-type="float" office:value="41.8518518518519" calcext:value-type="float">
            <text:p>41.85</text:p>
          </table:table-cell>
          <table:table-cell table:number-columns-repeated="2" table:style-name="ce42" office:value-type="float" office:value="-50" calcext:value-type="float">
            <text:p>–5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20" calcext:value-type="float">
            <text:p>–2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50" calcext:value-type="float">
            <text:p>–5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168.747067104646" calcext:value-type="float">
            <text:p>168.75</text:p>
          </table:table-cell>
          <table:table-cell table:style-name="ce43" office:value-type="float" office:value="183.098230315466" calcext:value-type="float">
            <text:p>183.10</text:p>
          </table:table-cell>
          <table:table-cell table:style-name="ce43" office:value-type="float" office:value="26.027397260274" calcext:value-type="float">
            <text:p>26.03</text:p>
          </table:table-cell>
          <table:table-cell table:style-name="ce43" office:value-type="float" office:value="26.8292682926829" calcext:value-type="float">
            <text:p>26.83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11.7241379310345" calcext:value-type="float">
            <text:p>11.72</text:p>
          </table:table-cell>
          <table:table-cell table:style-name="ce43" office:value-type="float" office:value="46.7532467532468" calcext:value-type="float">
            <text:p>46.75</text:p>
          </table:table-cell>
          <table:table-cell table:style-name="ce43" office:value-type="float" office:value="-0.938967136150235" calcext:value-type="float">
            <text:p>–0.94</text:p>
          </table:table-cell>
          <table:table-cell table:style-name="ce43" office:value-type="float" office:value="171.921418303785" calcext:value-type="float">
            <text:p>171.92</text:p>
          </table:table-cell>
          <table:table-cell table:style-name="ce43" office:value-type="float" office:value="186.511262441069" calcext:value-type="float">
            <text:p>186.51</text:p>
          </table:table-cell>
          <table:table-cell table:style-name="ce43" office:value-type="float" office:value="26.027397260274" calcext:value-type="float">
            <text:p>26.03</text:p>
          </table:table-cell>
          <table:table-cell table:style-name="ce43" office:value-type="float" office:value="26.8292682926829" calcext:value-type="float">
            <text:p>26.83</text:p>
          </table:table-cell>
          <table:table-cell table:style-name="ce43" office:value-type="float" office:value="25" calcext:value-type="float">
            <text:p>25.00</text:p>
          </table:table-cell>
          <table:table-cell table:style-name="ce43" office:value-type="float" office:value="12.7208480565371" calcext:value-type="float">
            <text:p>12.72</text:p>
          </table:table-cell>
          <table:table-cell table:style-name="ce43" office:value-type="float" office:value="45.4545454545455" calcext:value-type="float">
            <text:p>45.45</text:p>
          </table:table-cell>
          <table:table-cell table:style-name="ce43" office:value-type="float" office:value="0.485436893203883" calcext:value-type="float">
            <text:p>0.49</text:p>
          </table:table-cell>
          <table:table-cell table:style-name="ce43" office:value-type="float" office:value="18.1818181818182" calcext:value-type="float">
            <text:p>18.18</text:p>
          </table:table-cell>
          <table:table-cell table:style-name="ce43" office:value-type="float" office:value="22.2222222222222" calcext:value-type="float">
            <text:p>22.22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43" office:value-type="float" office:value="-28.5714285714286" calcext:value-type="float">
            <text:p>–28.57</text:p>
          </table:table-cell>
          <table:table-cell table:style-name="ce43" office:value-type="string" calcext:value-type="string">
            <text:p>--</text:p>
          </table:table-cell>
          <table:table-cell table:style-name="ce74" office:value-type="float" office:value="-42.8571428571429" calcext:value-type="float">
            <text:p>–42.86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166.437728937729" calcext:value-type="float">
            <text:p>166.44</text:p>
          </table:table-cell>
          <table:table-cell table:style-name="ce41" office:value-type="float" office:value="187.877169559413" calcext:value-type="float">
            <text:p>187.88</text:p>
          </table:table-cell>
          <table:table-cell table:style-name="ce41" office:value-type="float" office:value="54.4973544973545" calcext:value-type="float">
            <text:p>54.50</text:p>
          </table:table-cell>
          <table:table-cell table:style-name="ce41" office:value-type="float" office:value="41.3173652694611" calcext:value-type="float">
            <text:p>41.32</text:p>
          </table:table-cell>
          <table:table-cell table:style-name="ce41" office:value-type="float" office:value="154.545454545455" calcext:value-type="float">
            <text:p>154.55</text:p>
          </table:table-cell>
          <table:table-cell table:style-name="ce41" office:value-type="float" office:value="30.184331797235" calcext:value-type="float">
            <text:p>30.18</text:p>
          </table:table-cell>
          <table:table-cell table:style-name="ce41" office:value-type="float" office:value="36.1757105943152" calcext:value-type="float">
            <text:p>36.18</text:p>
          </table:table-cell>
          <table:table-cell table:style-name="ce41" office:value-type="float" office:value="-19.1489361702128" calcext:value-type="float">
            <text:p>–19.15</text:p>
          </table:table-cell>
          <table:table-cell table:style-name="ce41" office:value-type="float" office:value="171.921418303785" calcext:value-type="float">
            <text:p>171.92</text:p>
          </table:table-cell>
          <table:table-cell table:style-name="ce41" office:value-type="float" office:value="195.191226096738" calcext:value-type="float">
            <text:p>195.19</text:p>
          </table:table-cell>
          <table:table-cell table:style-name="ce41" office:value-type="float" office:value="55.6149732620321" calcext:value-type="float">
            <text:p>55.61</text:p>
          </table:table-cell>
          <table:table-cell table:style-name="ce41" office:value-type="float" office:value="42.4242424242424" calcext:value-type="float">
            <text:p>42.42</text:p>
          </table:table-cell>
          <table:table-cell table:style-name="ce41" office:value-type="float" office:value="154.545454545455" calcext:value-type="float">
            <text:p>154.55</text:p>
          </table:table-cell>
          <table:table-cell table:style-name="ce41" office:value-type="float" office:value="30.3944315545244" calcext:value-type="float">
            <text:p>30.39</text:p>
          </table:table-cell>
          <table:table-cell table:style-name="ce41" office:value-type="float" office:value="35.6589147286822" calcext:value-type="float">
            <text:p>35.66</text:p>
          </table:table-cell>
          <table:table-cell table:style-name="ce41" office:value-type="float" office:value="-15.9090909090909" calcext:value-type="float">
            <text:p>–15.91</text:p>
          </table:table-cell>
          <table:table-cell table:style-name="ce41" office:value-type="float" office:value="48.4536082474227" calcext:value-type="float">
            <text:p>48.45</text:p>
          </table:table-cell>
          <table:table-cell table:style-name="ce41" office:value-type="float" office:value="50.2645502645503" calcext:value-type="float">
            <text:p>50.26</text:p>
          </table:table-cell>
          <table:table-cell table:number-columns-repeated="2" table:style-name="ce41" office:value-type="float" office:value="-50" calcext:value-type="float">
            <text:p>–5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66.6666666666667" calcext:value-type="float">
            <text:p>–66.67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2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1年9月份" calcext:value-type="string">
              <text:p><text:s/>中華民國111年9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3092" calcext:value-type="float">
            <text:p><text:s text:c="3"/>23,092</text:p>
          </table:table-cell>
          <table:table-cell table:style-name="ce98" office:value-type="float" office:value="21819" calcext:value-type="float">
            <text:p><text:s text:c="3"/>21,819</text:p>
          </table:table-cell>
          <table:table-cell table:style-name="ce98" office:value-type="float" office:value="384" calcext:value-type="float">
            <text:p><text:s text:c="3"/>384</text:p>
          </table:table-cell>
          <table:table-cell table:style-name="ce98" office:value-type="float" office:value="288" calcext:value-type="float">
            <text:p><text:s text:c="3"/>288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89" calcext:value-type="float">
            <text:p><text:s text:c="3"/>889</text:p>
          </table:table-cell>
          <table:table-cell table:style-name="ce98" office:value-type="float" office:value="640" calcext:value-type="float">
            <text:p><text:s text:c="3"/>640</text:p>
          </table:table-cell>
          <table:table-cell table:style-name="ce98" office:value-type="float" office:value="249" calcext:value-type="float">
            <text:p><text:s text:c="3"/>249</text:p>
          </table:table-cell>
          <table:table-cell table:style-name="ce98" office:value-type="float" office:value="22700" calcext:value-type="float">
            <text:p><text:s text:c="3"/>22,700</text:p>
          </table:table-cell>
          <table:table-cell table:style-name="ce98" office:value-type="float" office:value="21436" calcext:value-type="float">
            <text:p><text:s text:c="3"/>21,436</text:p>
          </table:table-cell>
          <table:table-cell table:style-name="ce98" office:value-type="float" office:value="383" calcext:value-type="float">
            <text:p><text:s text:c="3"/>383</text:p>
          </table:table-cell>
          <table:table-cell table:style-name="ce98" office:value-type="float" office:value="287" calcext:value-type="float">
            <text:p><text:s text:c="3"/>287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81" calcext:value-type="float">
            <text:p><text:s text:c="3"/>881</text:p>
          </table:table-cell>
          <table:table-cell table:style-name="ce98" office:value-type="float" office:value="637" calcext:value-type="float">
            <text:p><text:s text:c="3"/>637</text:p>
          </table:table-cell>
          <table:table-cell table:style-name="ce98" office:value-type="float" office:value="244" calcext:value-type="float">
            <text:p><text:s text:c="3"/>244</text:p>
          </table:table-cell>
          <table:table-cell table:style-name="ce98" office:value-type="float" office:value="392" calcext:value-type="float">
            <text:p><text:s text:c="3"/>392</text:p>
          </table:table-cell>
          <table:table-cell table:style-name="ce98" office:value-type="float" office:value="383" calcext:value-type="float">
            <text:p><text:s text:c="3"/>38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454" calcext:value-type="float">
            <text:p><text:s text:c="3"/>11,454</text:p>
          </table:table-cell>
          <table:table-cell table:style-name="ce99" office:value-type="float" office:value="11038" calcext:value-type="float">
            <text:p><text:s text:c="3"/>11,038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24" calcext:value-type="float">
            <text:p><text:s text:c="3"/>324</text:p>
          </table:table-cell>
          <table:table-cell table:style-name="ce99" office:value-type="float" office:value="113" calcext:value-type="float">
            <text:p><text:s text:c="3"/>113</text:p>
          </table:table-cell>
          <table:table-cell table:style-name="ce99" office:value-type="float" office:value="211" calcext:value-type="float">
            <text:p><text:s text:c="3"/>211</text:p>
          </table:table-cell>
          <table:table-cell table:style-name="ce99" office:value-type="float" office:value="11350" calcext:value-type="float">
            <text:p><text:s text:c="3"/>11,350</text:p>
          </table:table-cell>
          <table:table-cell table:style-name="ce99" office:value-type="float" office:value="10939" calcext:value-type="float">
            <text:p><text:s text:c="3"/>10,939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19" calcext:value-type="float">
            <text:p><text:s text:c="3"/>319</text:p>
          </table:table-cell>
          <table:table-cell table:style-name="ce99" office:value-type="float" office:value="112" calcext:value-type="float">
            <text:p><text:s text:c="3"/>112</text:p>
          </table:table-cell>
          <table:table-cell table:style-name="ce99" office:value-type="float" office:value="207" calcext:value-type="float">
            <text:p><text:s text:c="3"/>207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638" calcext:value-type="float">
            <text:p><text:s text:c="3"/>11,638</text:p>
          </table:table-cell>
          <table:table-cell table:style-name="ce100" office:value-type="float" office:value="10781" calcext:value-type="float">
            <text:p><text:s text:c="3"/>10,781</text:p>
          </table:table-cell>
          <table:table-cell table:style-name="ce100" office:value-type="float" office:value="292" calcext:value-type="float">
            <text:p><text:s text:c="3"/>292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65" calcext:value-type="float">
            <text:p><text:s text:c="3"/>565</text:p>
          </table:table-cell>
          <table:table-cell table:style-name="ce100" office:value-type="float" office:value="527" calcext:value-type="float">
            <text:p><text:s text:c="3"/>527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11350" calcext:value-type="float">
            <text:p><text:s text:c="3"/>11,350</text:p>
          </table:table-cell>
          <table:table-cell table:style-name="ce100" office:value-type="float" office:value="10497" calcext:value-type="float">
            <text:p><text:s text:c="3"/>10,497</text:p>
          </table:table-cell>
          <table:table-cell table:style-name="ce100" office:value-type="float" office:value="291" calcext:value-type="float">
            <text:p><text:s text:c="3"/>291</text:p>
          </table:table-cell>
          <table:table-cell table:style-name="ce100" office:value-type="float" office:value="235" calcext:value-type="float">
            <text:p><text:s text:c="3"/>23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62" calcext:value-type="float">
            <text:p><text:s text:c="3"/>562</text:p>
          </table:table-cell>
          <table:table-cell table:style-name="ce100" office:value-type="float" office:value="525" calcext:value-type="float">
            <text:p><text:s text:c="3"/>525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88" calcext:value-type="float">
            <text:p><text:s text:c="3"/>288</text:p>
          </table:table-cell>
          <table:table-cell table:style-name="ce100" office:value-type="float" office:value="284" calcext:value-type="float">
            <text:p><text:s text:c="3"/>28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062" calcext:value-type="float">
            <text:p><text:s text:c="3"/>4,062</text:p>
          </table:table-cell>
          <table:table-cell table:style-name="ce98" office:value-type="float" office:value="3815" calcext:value-type="float">
            <text:p><text:s text:c="3"/>3,815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69" calcext:value-type="float">
            <text:p><text:s text:c="3"/>16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004" calcext:value-type="float">
            <text:p><text:s text:c="3"/>4,004</text:p>
          </table:table-cell>
          <table:table-cell table:style-name="ce98" office:value-type="float" office:value="3758" calcext:value-type="float">
            <text:p><text:s text:c="3"/>3,758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022" calcext:value-type="float">
            <text:p><text:s text:c="3"/>2,022</text:p>
          </table:table-cell>
          <table:table-cell table:style-name="ce99" office:value-type="float" office:value="1936" calcext:value-type="float">
            <text:p><text:s text:c="3"/>1,93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002" calcext:value-type="float">
            <text:p><text:s text:c="3"/>2,002</text:p>
          </table:table-cell>
          <table:table-cell table:style-name="ce99" office:value-type="float" office:value="1917" calcext:value-type="float">
            <text:p><text:s text:c="3"/>1,91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040" calcext:value-type="float">
            <text:p><text:s text:c="3"/>2,040</text:p>
          </table:table-cell>
          <table:table-cell table:style-name="ce100" office:value-type="float" office:value="1879" calcext:value-type="float">
            <text:p><text:s text:c="3"/>1,87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2002" calcext:value-type="float">
            <text:p><text:s text:c="3"/>2,002</text:p>
          </table:table-cell>
          <table:table-cell table:style-name="ce100" office:value-type="float" office:value="1841" calcext:value-type="float">
            <text:p><text:s text:c="3"/>1,841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number-columns-repeated="2" table:style-name="ce100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336" calcext:value-type="float">
            <text:p><text:s text:c="3"/>2,336</text:p>
          </table:table-cell>
          <table:table-cell table:style-name="ce98" office:value-type="float" office:value="2170" calcext:value-type="float">
            <text:p><text:s text:c="3"/>2,17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2282" calcext:value-type="float">
            <text:p><text:s text:c="3"/>2,282</text:p>
          </table:table-cell>
          <table:table-cell table:style-name="ce98" office:value-type="float" office:value="2116" calcext:value-type="float">
            <text:p><text:s text:c="3"/>2,116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number-columns-repeated="2" table:style-name="ce98" office:value-type="float" office:value="54" calcext:value-type="float">
            <text:p><text:s text:c="3"/>5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53" calcext:value-type="float">
            <text:p><text:s text:c="3"/>1,153</text:p>
          </table:table-cell>
          <table:table-cell table:style-name="ce99" office:value-type="float" office:value="1087" calcext:value-type="float">
            <text:p><text:s text:c="3"/>1,08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1141" calcext:value-type="float">
            <text:p><text:s text:c="3"/>1,141</text:p>
          </table:table-cell>
          <table:table-cell table:style-name="ce99" office:value-type="float" office:value="1075" calcext:value-type="float">
            <text:p><text:s text:c="3"/>1,07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83" calcext:value-type="float">
            <text:p><text:s text:c="3"/>1,183</text:p>
          </table:table-cell>
          <table:table-cell table:style-name="ce100" office:value-type="float" office:value="1083" calcext:value-type="float">
            <text:p><text:s text:c="3"/>1,08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141" calcext:value-type="float">
            <text:p><text:s text:c="3"/>1,141</text:p>
          </table:table-cell>
          <table:table-cell table:style-name="ce100" office:value-type="float" office:value="1041" calcext:value-type="float">
            <text:p><text:s text:c="3"/>1,041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number-columns-repeated="2" table:style-name="ce100" office:value-type="float" office:value="42" calcext:value-type="float">
            <text:p><text:s text:c="3"/>4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532" calcext:value-type="float">
            <text:p><text:s text:c="3"/>2,532</text:p>
          </table:table-cell>
          <table:table-cell table:style-name="ce98" office:value-type="float" office:value="2382" calcext:value-type="float">
            <text:p><text:s text:c="3"/>2,382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508" calcext:value-type="float">
            <text:p><text:s text:c="3"/>2,508</text:p>
          </table:table-cell>
          <table:table-cell table:style-name="ce98" office:value-type="float" office:value="2358" calcext:value-type="float">
            <text:p><text:s text:c="3"/>2,358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number-columns-repeated="2" table:style-name="ce98" office:value-type="float" office:value="24" calcext:value-type="float">
            <text:p><text:s text:c="3"/>2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58" calcext:value-type="float">
            <text:p><text:s text:c="3"/>1,258</text:p>
          </table:table-cell>
          <table:table-cell table:style-name="ce99" office:value-type="float" office:value="1209" calcext:value-type="float">
            <text:p><text:s text:c="3"/>1,20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254" calcext:value-type="float">
            <text:p><text:s text:c="3"/>1,254</text:p>
          </table:table-cell>
          <table:table-cell table:style-name="ce99" office:value-type="float" office:value="1205" calcext:value-type="float">
            <text:p><text:s text:c="3"/>1,20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74" calcext:value-type="float">
            <text:p><text:s text:c="3"/>1,274</text:p>
          </table:table-cell>
          <table:table-cell table:style-name="ce100" office:value-type="float" office:value="1173" calcext:value-type="float">
            <text:p><text:s text:c="3"/>1,173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254" calcext:value-type="float">
            <text:p><text:s text:c="3"/>1,254</text:p>
          </table:table-cell>
          <table:table-cell table:style-name="ce100" office:value-type="float" office:value="1153" calcext:value-type="float">
            <text:p><text:s text:c="3"/>1,153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996" calcext:value-type="float">
            <text:p><text:s text:c="3"/>2,996</text:p>
          </table:table-cell>
          <table:table-cell table:style-name="ce98" office:value-type="float" office:value="2834" calcext:value-type="float">
            <text:p><text:s text:c="3"/>2,83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944" calcext:value-type="float">
            <text:p><text:s text:c="3"/>2,944</text:p>
          </table:table-cell>
          <table:table-cell table:style-name="ce98" office:value-type="float" office:value="2784" calcext:value-type="float">
            <text:p><text:s text:c="3"/>2,784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90" calcext:value-type="float">
            <text:p><text:s text:c="3"/>1,490</text:p>
          </table:table-cell>
          <table:table-cell table:style-name="ce99" office:value-type="float" office:value="1438" calcext:value-type="float">
            <text:p><text:s text:c="3"/>1,43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99" office:value-type="float" office:value="1472" calcext:value-type="float">
            <text:p><text:s text:c="3"/>1,472</text:p>
          </table:table-cell>
          <table:table-cell table:style-name="ce99" office:value-type="float" office:value="1421" calcext:value-type="float">
            <text:p><text:s text:c="3"/>1,42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06" calcext:value-type="float">
            <text:p><text:s text:c="3"/>1,506</text:p>
          </table:table-cell>
          <table:table-cell table:style-name="ce100" office:value-type="float" office:value="1396" calcext:value-type="float">
            <text:p><text:s text:c="3"/>1,39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472" calcext:value-type="float">
            <text:p><text:s text:c="3"/>1,472</text:p>
          </table:table-cell>
          <table:table-cell table:style-name="ce100" office:value-type="float" office:value="1363" calcext:value-type="float">
            <text:p><text:s text:c="3"/>1,36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84" calcext:value-type="float">
            <text:p><text:s text:c="3"/>1,784</text:p>
          </table:table-cell>
          <table:table-cell table:style-name="ce98" office:value-type="float" office:value="1705" calcext:value-type="float">
            <text:p><text:s text:c="3"/>1,705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752" calcext:value-type="float">
            <text:p><text:s text:c="3"/>1,752</text:p>
          </table:table-cell>
          <table:table-cell table:style-name="ce98" office:value-type="float" office:value="1673" calcext:value-type="float">
            <text:p><text:s text:c="3"/>1,673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number-columns-repeated="2" table:style-name="ce98" office:value-type="float" office:value="32" calcext:value-type="float">
            <text:p><text:s text:c="3"/>3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90" calcext:value-type="float">
            <text:p><text:s text:c="3"/>890</text:p>
          </table:table-cell>
          <table:table-cell table:style-name="ce99" office:value-type="float" office:value="863" calcext:value-type="float">
            <text:p><text:s text:c="3"/>86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76" calcext:value-type="float">
            <text:p><text:s text:c="3"/>876</text:p>
          </table:table-cell>
          <table:table-cell table:style-name="ce99" office:value-type="float" office:value="849" calcext:value-type="float">
            <text:p><text:s text:c="3"/>84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2" table:style-name="ce99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94" calcext:value-type="float">
            <text:p><text:s text:c="3"/>894</text:p>
          </table:table-cell>
          <table:table-cell table:style-name="ce100" office:value-type="float" office:value="842" calcext:value-type="float">
            <text:p><text:s text:c="3"/>842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876" calcext:value-type="float">
            <text:p><text:s text:c="3"/>876</text:p>
          </table:table-cell>
          <table:table-cell table:style-name="ce100" office:value-type="float" office:value="824" calcext:value-type="float">
            <text:p><text:s text:c="3"/>824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666" calcext:value-type="float">
            <text:p><text:s text:c="3"/>2,666</text:p>
          </table:table-cell>
          <table:table-cell table:style-name="ce98" office:value-type="float" office:value="2547" calcext:value-type="float">
            <text:p><text:s text:c="3"/>2,547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2588" calcext:value-type="float">
            <text:p><text:s text:c="3"/>2,588</text:p>
          </table:table-cell>
          <table:table-cell table:style-name="ce98" office:value-type="float" office:value="2471" calcext:value-type="float">
            <text:p><text:s text:c="3"/>2,47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10" calcext:value-type="float">
            <text:p><text:s text:c="3"/>1,310</text:p>
          </table:table-cell>
          <table:table-cell table:style-name="ce99" office:value-type="float" office:value="1274" calcext:value-type="float">
            <text:p><text:s text:c="3"/>1,27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94" calcext:value-type="float">
            <text:p><text:s text:c="3"/>1,294</text:p>
          </table:table-cell>
          <table:table-cell table:style-name="ce99" office:value-type="float" office:value="1259" calcext:value-type="float">
            <text:p><text:s text:c="3"/>1,25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356" calcext:value-type="float">
            <text:p><text:s text:c="3"/>1,356</text:p>
          </table:table-cell>
          <table:table-cell table:style-name="ce100" office:value-type="float" office:value="1273" calcext:value-type="float">
            <text:p><text:s text:c="3"/>1,273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294" calcext:value-type="float">
            <text:p><text:s text:c="3"/>1,294</text:p>
          </table:table-cell>
          <table:table-cell table:style-name="ce100" office:value-type="float" office:value="1212" calcext:value-type="float">
            <text:p><text:s text:c="3"/>1,212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588" calcext:value-type="float">
            <text:p><text:s text:c="3"/>6,588</text:p>
          </table:table-cell>
          <table:table-cell table:style-name="ce98" office:value-type="float" office:value="6244" calcext:value-type="float">
            <text:p><text:s text:c="3"/>6,244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54" calcext:value-type="float">
            <text:p><text:s text:c="3"/>254</text:p>
          </table:table-cell>
          <table:table-cell table:style-name="ce98" office:value-type="float" office:value="201" calcext:value-type="float">
            <text:p><text:s text:c="3"/>201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6494" calcext:value-type="float">
            <text:p><text:s text:c="3"/>6,494</text:p>
          </table:table-cell>
          <table:table-cell table:style-name="ce98" office:value-type="float" office:value="6154" calcext:value-type="float">
            <text:p><text:s text:c="3"/>6,154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250" calcext:value-type="float">
            <text:p><text:s text:c="3"/>250</text:p>
          </table:table-cell>
          <table:table-cell table:style-name="ce98" office:value-type="float" office:value="199" calcext:value-type="float">
            <text:p><text:s text:c="3"/>199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267" calcext:value-type="float">
            <text:p><text:s text:c="3"/>3,267</text:p>
          </table:table-cell>
          <table:table-cell table:style-name="ce99" office:value-type="float" office:value="3168" calcext:value-type="float">
            <text:p><text:s text:c="3"/>3,168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8" calcext:value-type="float">
            <text:p><text:s text:c="3"/>78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247" calcext:value-type="float">
            <text:p><text:s text:c="3"/>3,247</text:p>
          </table:table-cell>
          <table:table-cell table:style-name="ce99" office:value-type="float" office:value="3150" calcext:value-type="float">
            <text:p><text:s text:c="3"/>3,15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321" calcext:value-type="float">
            <text:p><text:s text:c="3"/>3,321</text:p>
          </table:table-cell>
          <table:table-cell table:style-name="ce100" office:value-type="float" office:value="3076" calcext:value-type="float">
            <text:p><text:s text:c="3"/>3,076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76" calcext:value-type="float">
            <text:p><text:s text:c="3"/>176</text:p>
          </table:table-cell>
          <table:table-cell table:style-name="ce100" office:value-type="float" office:value="170" calcext:value-type="float">
            <text:p><text:s text:c="3"/>17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247" calcext:value-type="float">
            <text:p><text:s text:c="3"/>3,247</text:p>
          </table:table-cell>
          <table:table-cell table:style-name="ce100" office:value-type="float" office:value="3004" calcext:value-type="float">
            <text:p><text:s text:c="3"/>3,004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74" calcext:value-type="float">
            <text:p><text:s text:c="3"/>174</text:p>
          </table:table-cell>
          <table:table-cell table:style-name="ce100" office:value-type="float" office:value="168" calcext:value-type="float">
            <text:p><text:s text:c="3"/>16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38" calcext:value-type="float">
            <text:p><text:s text:c="3"/>438</text:p>
          </table:table-cell>
          <table:table-cell table:style-name="ce101" office:value-type="float" office:value="419" calcext:value-type="float">
            <text:p><text:s text:c="3"/>419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32" calcext:value-type="float">
            <text:p><text:s text:c="3"/>432</text:p>
          </table:table-cell>
          <table:table-cell table:style-name="ce101" office:value-type="float" office:value="413" calcext:value-type="float">
            <text:p><text:s text:c="3"/>41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210" calcext:value-type="float">
            <text:p><text:s text:c="3"/>2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44" calcext:value-type="float">
            <text:p><text:s text:c="3"/>644</text:p>
          </table:table-cell>
          <table:table-cell table:style-name="ce101" office:value-type="float" office:value="603" calcext:value-type="float">
            <text:p><text:s text:c="3"/>60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32" calcext:value-type="float">
            <text:p><text:s text:c="3"/>632</text:p>
          </table:table-cell>
          <table:table-cell table:style-name="ce101" office:value-type="float" office:value="591" calcext:value-type="float">
            <text:p><text:s text:c="3"/>59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307" calcext:value-type="float">
            <text:p><text:s text:c="3"/>30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16" calcext:value-type="float">
            <text:p><text:s text:c="3"/>316</text:p>
          </table:table-cell>
          <table:table-cell table:style-name="ce101" office:value-type="float" office:value="307" calcext:value-type="float">
            <text:p><text:s text:c="3"/>30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28" calcext:value-type="float">
            <text:p><text:s text:c="3"/>328</text:p>
          </table:table-cell>
          <table:table-cell table:style-name="ce102" office:value-type="float" office:value="296" calcext:value-type="float">
            <text:p><text:s text:c="3"/>29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16" calcext:value-type="float">
            <text:p><text:s text:c="3"/>316</text:p>
          </table:table-cell>
          <table:table-cell table:style-name="ce102" office:value-type="float" office:value="284" calcext:value-type="float">
            <text:p><text:s text:c="3"/>28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46" calcext:value-type="float">
            <text:p><text:s text:c="3"/>546</text:p>
          </table:table-cell>
          <table:table-cell table:style-name="ce101" office:value-type="float" office:value="517" calcext:value-type="float">
            <text:p><text:s text:c="3"/>5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40" calcext:value-type="float">
            <text:p><text:s text:c="3"/>540</text:p>
          </table:table-cell>
          <table:table-cell table:style-name="ce101" office:value-type="float" office:value="511" calcext:value-type="float">
            <text:p><text:s text:c="3"/>51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2" calcext:value-type="float">
            <text:p><text:s text:c="3"/>272</text:p>
          </table:table-cell>
          <table:table-cell table:style-name="ce102" office:value-type="float" office:value="248" calcext:value-type="float">
            <text:p><text:s text:c="3"/>24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40" calcext:value-type="float">
            <text:p><text:s text:c="3"/>1,240</text:p>
          </table:table-cell>
          <table:table-cell table:style-name="ce101" office:value-type="float" office:value="1173" calcext:value-type="float">
            <text:p><text:s text:c="3"/>1,17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234" calcext:value-type="float">
            <text:p><text:s text:c="3"/>1,234</text:p>
          </table:table-cell>
          <table:table-cell table:style-name="ce101" office:value-type="float" office:value="1167" calcext:value-type="float">
            <text:p><text:s text:c="3"/>1,16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51" calcext:value-type="float">
            <text:p><text:s text:c="3"/>51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number-columns-repeated="3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17" calcext:value-type="float">
            <text:p><text:s text:c="3"/>617</text:p>
          </table:table-cell>
          <table:table-cell table:style-name="ce101" office:value-type="float" office:value="602" calcext:value-type="float">
            <text:p><text:s text:c="3"/>60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617" calcext:value-type="float">
            <text:p><text:s text:c="3"/>617</text:p>
          </table:table-cell>
          <table:table-cell table:style-name="ce101" office:value-type="float" office:value="602" calcext:value-type="float">
            <text:p><text:s text:c="3"/>60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23" calcext:value-type="float">
            <text:p><text:s text:c="3"/>623</text:p>
          </table:table-cell>
          <table:table-cell table:style-name="ce102" office:value-type="float" office:value="571" calcext:value-type="float">
            <text:p><text:s text:c="3"/>57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9" calcext:value-type="float">
            <text:p><text:s text:c="3"/>3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17" calcext:value-type="float">
            <text:p><text:s text:c="3"/>617</text:p>
          </table:table-cell>
          <table:table-cell table:style-name="ce102" office:value-type="float" office:value="565" calcext:value-type="float">
            <text:p><text:s text:c="3"/>56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39" calcext:value-type="float">
            <text:p><text:s text:c="3"/>3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394" calcext:value-type="float">
            <text:p><text:s text:c="3"/>39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00" calcext:value-type="float">
            <text:p><text:s text:c="3"/>500</text:p>
          </table:table-cell>
          <table:table-cell table:style-name="ce103" office:value-type="float" office:value="472" calcext:value-type="float">
            <text:p><text:s text:c="3"/>47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98" calcext:value-type="float">
            <text:p><text:s text:c="3"/>498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1" calcext:value-type="float">
            <text:p><text:s text:c="3"/>251</text:p>
          </table:table-cell>
          <table:table-cell table:style-name="ce102" office:value-type="float" office:value="226" calcext:value-type="float">
            <text:p><text:s text:c="3"/>22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97" calcext:value-type="float">
            <text:p><text:s text:c="3"/>39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97" calcext:value-type="float">
            <text:p><text:s text:c="3"/>39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82" calcext:value-type="float">
            <text:p><text:s text:c="3"/>782</text:p>
          </table:table-cell>
          <table:table-cell table:style-name="ce101" office:value-type="float" office:value="743" calcext:value-type="float">
            <text:p><text:s text:c="3"/>74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772" calcext:value-type="float">
            <text:p><text:s text:c="3"/>772</text:p>
          </table:table-cell>
          <table:table-cell table:style-name="ce101" office:value-type="float" office:value="734" calcext:value-type="float">
            <text:p><text:s text:c="3"/>73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73" calcext:value-type="float">
            <text:p><text:s text:c="3"/>37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372" calcext:value-type="float">
            <text:p><text:s text:c="3"/>37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4" calcext:value-type="float">
            <text:p><text:s text:c="3"/>394</text:p>
          </table:table-cell>
          <table:table-cell table:style-name="ce102" office:value-type="float" office:value="370" calcext:value-type="float">
            <text:p><text:s text:c="3"/>37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02" office:value-type="float" office:value="362" calcext:value-type="float">
            <text:p><text:s text:c="3"/>36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121" calcext:value-type="float">
            <text:p><text:s text:c="3"/>12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21" calcext:value-type="float">
            <text:p><text:s text:c="3"/>121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7" calcext:value-type="float">
            <text:p><text:s text:c="3"/>127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1" office:value-type="float" office:value="441" calcext:value-type="float">
            <text:p><text:s text:c="3"/>44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54" calcext:value-type="float">
            <text:p><text:s text:c="3"/>454</text:p>
          </table:table-cell>
          <table:table-cell table:style-name="ce101" office:value-type="float" office:value="426" calcext:value-type="float">
            <text:p><text:s text:c="3"/>42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9" calcext:value-type="float">
            <text:p><text:s text:c="3"/>229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1" calcext:value-type="float">
            <text:p><text:s text:c="3"/>241</text:p>
          </table:table-cell>
          <table:table-cell table:style-name="ce102" office:value-type="float" office:value="227" calcext:value-type="float">
            <text:p><text:s text:c="3"/>22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27" calcext:value-type="float">
            <text:p><text:s text:c="3"/>227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12" calcext:value-type="float">
            <text:p><text:s text:c="3"/>112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99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054" calcext:value-type="float">
            <text:p><text:s text:c="3"/>20,054</text:p>
          </table:table-cell>
          <table:table-cell table:style-name="ce35" office:value-type="float" office:value="19590" calcext:value-type="float">
            <text:p><text:s text:c="3"/>19,590</text:p>
          </table:table-cell>
          <table:table-cell table:style-name="ce35" office:value-type="float" office:value="19587" calcext:value-type="float">
            <text:p><text:s text:c="3"/>19,58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225" calcext:value-type="float">
            <text:p><text:s text:c="3"/>22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35" office:value-type="float" office:value="19716" calcext:value-type="float">
            <text:p><text:s text:c="3"/>19,716</text:p>
          </table:table-cell>
          <table:table-cell table:style-name="ce35" office:value-type="float" office:value="19252" calcext:value-type="float">
            <text:p><text:s text:c="3"/>19,252</text:p>
          </table:table-cell>
          <table:table-cell table:style-name="ce35" office:value-type="float" office:value="19249" calcext:value-type="float">
            <text:p><text:s text:c="3"/>19,24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320" calcext:value-type="float">
            <text:p><text:s text:c="3"/>32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225" calcext:value-type="float">
            <text:p><text:s text:c="3"/>22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6" calcext:value-type="float">
            <text:p><text:s text:c="3"/>156</text:p>
          </table:table-cell>
          <table:table-cell table:number-columns-repeated="3" table:style-name="ce35" office:value-type="float" office:value="338" calcext:value-type="float">
            <text:p><text:s text:c="3"/>338</text:p>
          </table:table-cell>
          <table:table-cell table:number-columns-repeated="15" table:style-name="ce35" office:value-type="float" office:value="0" calcext:value-type="float">
            <text:p>—</text:p>
          </table:table-cell>
          <table:table-cell table:style-name="ce6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932" calcext:value-type="float">
            <text:p><text:s text:c="3"/>9,932</text:p>
          </table:table-cell>
          <table:table-cell table:style-name="ce36" office:value-type="float" office:value="9744" calcext:value-type="float">
            <text:p><text:s text:c="3"/>9,744</text:p>
          </table:table-cell>
          <table:table-cell table:style-name="ce36" office:value-type="float" office:value="9741" calcext:value-type="float">
            <text:p><text:s text:c="3"/>9,74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9858" calcext:value-type="float">
            <text:p><text:s text:c="3"/>9,858</text:p>
          </table:table-cell>
          <table:table-cell table:style-name="ce36" office:value-type="float" office:value="9670" calcext:value-type="float">
            <text:p><text:s text:c="3"/>9,670</text:p>
          </table:table-cell>
          <table:table-cell table:style-name="ce36" office:value-type="float" office:value="9667" calcext:value-type="float">
            <text:p><text:s text:c="3"/>9,66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number-columns-repeated="3" table:style-name="ce36" office:value-type="float" office:value="74" calcext:value-type="float">
            <text:p><text:s text:c="3"/>74</text:p>
          </table:table-cell>
          <table:table-cell table:number-columns-repeated="1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122" calcext:value-type="float">
            <text:p><text:s text:c="3"/>10,122</text:p>
          </table:table-cell>
          <table:table-cell table:number-columns-repeated="2" table:style-name="ce36" office:value-type="float" office:value="9846" calcext:value-type="float">
            <text:p><text:s text:c="3"/>9,8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9858" calcext:value-type="float">
            <text:p><text:s text:c="3"/>9,858</text:p>
          </table:table-cell>
          <table:table-cell table:number-columns-repeated="2" table:style-name="ce36" office:value-type="float" office:value="9582" calcext:value-type="float">
            <text:p><text:s text:c="3"/>9,58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41" calcext:value-type="float">
            <text:p><text:s text:c="3"/>141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number-columns-repeated="3" table:style-name="ce36" office:value-type="float" office:value="264" calcext:value-type="float">
            <text:p><text:s text:c="3"/>264</text:p>
          </table:table-cell>
          <table:table-cell table:number-columns-repeated="1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612" calcext:value-type="float">
            <text:p><text:s text:c="3"/>22,612</text:p>
          </table:table-cell>
          <table:table-cell table:style-name="ce35" office:value-type="float" office:value="22009" calcext:value-type="float">
            <text:p><text:s text:c="3"/>22,009</text:p>
          </table:table-cell>
          <table:table-cell table:style-name="ce35" office:value-type="float" office:value="22003" calcext:value-type="float">
            <text:p><text:s text:c="3"/>22,00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215" calcext:value-type="float">
            <text:p><text:s text:c="3"/>21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82" calcext:value-type="float">
            <text:p><text:s text:c="3"/>18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22312" calcext:value-type="float">
            <text:p><text:s text:c="3"/>22,312</text:p>
          </table:table-cell>
          <table:table-cell table:style-name="ce35" office:value-type="float" office:value="21714" calcext:value-type="float">
            <text:p><text:s text:c="3"/>21,714</text:p>
          </table:table-cell>
          <table:table-cell table:style-name="ce35" office:value-type="float" office:value="21708" calcext:value-type="float">
            <text:p><text:s text:c="3"/>21,70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393" calcext:value-type="float">
            <text:p><text:s text:c="3"/>393</text:p>
          </table:table-cell>
          <table:table-cell table:style-name="ce35" office:value-type="float" office:value="104" calcext:value-type="float">
            <text:p><text:s text:c="3"/>104</text:p>
          </table:table-cell>
          <table:table-cell table:style-name="ce35" office:value-type="float" office:value="289" calcext:value-type="float">
            <text:p><text:s text:c="3"/>28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79" calcext:value-type="float">
            <text:p><text:s text:c="3"/>179</text:p>
          </table:table-cell>
          <table:table-cell table:style-name="ce35" office:value-type="float" office:value="300" calcext:value-type="float">
            <text:p><text:s text:c="3"/>300</text:p>
          </table:table-cell>
          <table:table-cell table:number-columns-repeated="2" table:style-name="ce35" office:value-type="float" office:value="295" calcext:value-type="float">
            <text:p><text:s text:c="3"/>295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4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250" calcext:value-type="float">
            <text:p><text:s text:c="3"/>11,250</text:p>
          </table:table-cell>
          <table:table-cell table:style-name="ce36" office:value-type="float" office:value="11020" calcext:value-type="float">
            <text:p><text:s text:c="3"/>11,020</text:p>
          </table:table-cell>
          <table:table-cell table:style-name="ce36" office:value-type="float" office:value="11014" calcext:value-type="float">
            <text:p><text:s text:c="3"/>11,01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style-name="ce36" office:value-type="float" office:value="10928" calcext:value-type="float">
            <text:p><text:s text:c="3"/>10,928</text:p>
          </table:table-cell>
          <table:table-cell table:style-name="ce36" office:value-type="float" office:value="10922" calcext:value-type="float">
            <text:p><text:s text:c="3"/>10,922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43" calcext:value-type="float">
            <text:p><text:s text:c="3"/>14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number-columns-repeated="2" table:style-name="ce36" office:value-type="float" office:value="92" calcext:value-type="float">
            <text:p><text:s text:c="3"/>9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362" calcext:value-type="float">
            <text:p><text:s text:c="3"/>11,362</text:p>
          </table:table-cell>
          <table:table-cell table:number-columns-repeated="2" table:style-name="ce36" office:value-type="float" office:value="10989" calcext:value-type="float">
            <text:p><text:s text:c="3"/>10,9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1156" calcext:value-type="float">
            <text:p><text:s text:c="3"/>11,156</text:p>
          </table:table-cell>
          <table:table-cell table:number-columns-repeated="2" table:style-name="ce36" office:value-type="float" office:value="10786" calcext:value-type="float">
            <text:p><text:s text:c="3"/>10,7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0" calcext:value-type="float">
            <text:p><text:s text:c="3"/>130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number-columns-repeated="2" table:style-name="ce36" office:value-type="float" office:value="203" calcext:value-type="float">
            <text:p><text:s text:c="3"/>20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362" calcext:value-type="float">
            <text:p><text:s text:c="3"/>21,362</text:p>
          </table:table-cell>
          <table:table-cell table:style-name="ce35" office:value-type="float" office:value="20581" calcext:value-type="float">
            <text:p><text:s text:c="3"/>20,581</text:p>
          </table:table-cell>
          <table:table-cell table:style-name="ce35" office:value-type="float" office:value="20574" calcext:value-type="float">
            <text:p><text:s text:c="3"/>20,57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022" calcext:value-type="float">
            <text:p><text:s text:c="3"/>21,022</text:p>
          </table:table-cell>
          <table:table-cell table:style-name="ce35" office:value-type="float" office:value="20249" calcext:value-type="float">
            <text:p><text:s text:c="3"/>20,249</text:p>
          </table:table-cell>
          <table:table-cell table:style-name="ce35" office:value-type="float" office:value="20243" calcext:value-type="float">
            <text:p><text:s text:c="3"/>20,24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75" calcext:value-type="float">
            <text:p><text:s text:c="3"/>475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384" calcext:value-type="float">
            <text:p><text:s text:c="3"/>384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35" office:value-type="float" office:value="90" calcext:value-type="float">
            <text:p><text:s text:c="3"/>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40" calcext:value-type="float">
            <text:p><text:s text:c="3"/>340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597" calcext:value-type="float">
            <text:p><text:s text:c="3"/>10,597</text:p>
          </table:table-cell>
          <table:table-cell table:style-name="ce36" office:value-type="float" office:value="10306" calcext:value-type="float">
            <text:p><text:s text:c="3"/>10,306</text:p>
          </table:table-cell>
          <table:table-cell table:style-name="ce36" office:value-type="float" office:value="10299" calcext:value-type="float">
            <text:p><text:s text:c="3"/>10,29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86" calcext:value-type="float">
            <text:p><text:s text:c="3"/>18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style-name="ce36" office:value-type="float" office:value="10227" calcext:value-type="float">
            <text:p><text:s text:c="3"/>10,227</text:p>
          </table:table-cell>
          <table:table-cell table:style-name="ce36" office:value-type="float" office:value="10221" calcext:value-type="float">
            <text:p><text:s text:c="3"/>10,22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79" calcext:value-type="float">
            <text:p><text:s text:c="3"/>79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765" calcext:value-type="float">
            <text:p><text:s text:c="3"/>10,765</text:p>
          </table:table-cell>
          <table:table-cell table:number-columns-repeated="2" table:style-name="ce36" office:value-type="float" office:value="10275" calcext:value-type="float">
            <text:p><text:s text:c="3"/>10,27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10511" calcext:value-type="float">
            <text:p><text:s text:c="3"/>10,511</text:p>
          </table:table-cell>
          <table:table-cell table:number-columns-repeated="2" table:style-name="ce36" office:value-type="float" office:value="10022" calcext:value-type="float">
            <text:p><text:s text:c="3"/>10,02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number-columns-repeated="2" table:style-name="ce36" office:value-type="float" office:value="253" calcext:value-type="float">
            <text:p><text:s text:c="3"/>25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9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6262" calcext:value-type="float">
            <text:p><text:s text:c="3"/>26,262</text:p>
          </table:table-cell>
          <table:table-cell table:style-name="ce35" office:value-type="float" office:value="25470" calcext:value-type="float">
            <text:p><text:s text:c="3"/>25,470</text:p>
          </table:table-cell>
          <table:table-cell table:style-name="ce35" office:value-type="float" office:value="25466" calcext:value-type="float">
            <text:p><text:s text:c="3"/>25,46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95" calcext:value-type="float">
            <text:p><text:s text:c="3"/>395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5816" calcext:value-type="float">
            <text:p><text:s text:c="3"/>25,816</text:p>
          </table:table-cell>
          <table:table-cell table:style-name="ce35" office:value-type="float" office:value="25032" calcext:value-type="float">
            <text:p><text:s text:c="3"/>25,032</text:p>
          </table:table-cell>
          <table:table-cell table:style-name="ce35" office:value-type="float" office:value="25028" calcext:value-type="float">
            <text:p><text:s text:c="3"/>25,02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3" calcext:value-type="float">
            <text:p><text:s text:c="3"/>223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88" calcext:value-type="float">
            <text:p><text:s text:c="3"/>388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number-columns-repeated="2" table:style-name="ce35" office:value-type="float" office:value="438" calcext:value-type="float">
            <text:p><text:s text:c="3"/>43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3046" calcext:value-type="float">
            <text:p><text:s text:c="3"/>13,046</text:p>
          </table:table-cell>
          <table:table-cell table:style-name="ce36" office:value-type="float" office:value="12737" calcext:value-type="float">
            <text:p><text:s text:c="3"/>12,737</text:p>
          </table:table-cell>
          <table:table-cell table:style-name="ce36" office:value-type="float" office:value="12733" calcext:value-type="float">
            <text:p><text:s text:c="3"/>12,73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8" calcext:value-type="float">
            <text:p><text:s text:c="3"/>23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style-name="ce36" office:value-type="float" office:value="12605" calcext:value-type="float">
            <text:p><text:s text:c="3"/>12,605</text:p>
          </table:table-cell>
          <table:table-cell table:style-name="ce36" office:value-type="float" office:value="12601" calcext:value-type="float">
            <text:p><text:s text:c="3"/>12,60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number-columns-repeated="2" table:style-name="ce36" office:value-type="float" office:value="132" calcext:value-type="float">
            <text:p><text:s text:c="3"/>1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3216" calcext:value-type="float">
            <text:p><text:s text:c="3"/>13,216</text:p>
          </table:table-cell>
          <table:table-cell table:number-columns-repeated="2" table:style-name="ce36" office:value-type="float" office:value="12733" calcext:value-type="float">
            <text:p><text:s text:c="3"/>12,73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2908" calcext:value-type="float">
            <text:p><text:s text:c="3"/>12,908</text:p>
          </table:table-cell>
          <table:table-cell table:number-columns-repeated="2" table:style-name="ce36" office:value-type="float" office:value="12427" calcext:value-type="float">
            <text:p><text:s text:c="3"/>12,42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187" calcext:value-type="float">
            <text:p><text:s text:c="3"/>187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08" calcext:value-type="float">
            <text:p><text:s text:c="3"/>308</text:p>
          </table:table-cell>
          <table:table-cell table:number-columns-repeated="2" table:style-name="ce36" office:value-type="float" office:value="306" calcext:value-type="float">
            <text:p><text:s text:c="3"/>30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1年</text:p>
            <text:p>截至9月止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3414" calcext:value-type="float">
            <text:p><text:s text:c="3"/>173,414</text:p>
          </table:table-cell>
          <table:table-cell table:style-name="ce37" office:value-type="float" office:value="165313" calcext:value-type="float">
            <text:p><text:s text:c="3"/>165,313</text:p>
          </table:table-cell>
          <table:table-cell table:style-name="ce37" office:value-type="float" office:value="165280" calcext:value-type="float">
            <text:p><text:s text:c="3"/>165,28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953" calcext:value-type="float">
            <text:p><text:s text:c="3"/>1,953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1336" calcext:value-type="float">
            <text:p><text:s text:c="3"/>1,336</text:p>
          </table:table-cell>
          <table:table-cell table:style-name="ce37" office:value-type="float" office:value="743" calcext:value-type="float">
            <text:p><text:s text:c="3"/>743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676" calcext:value-type="float">
            <text:p><text:s text:c="3"/>676</text:p>
          </table:table-cell>
          <table:table-cell table:style-name="ce37" office:value-type="float" office:value="5405" calcext:value-type="float">
            <text:p><text:s text:c="3"/>5,405</text:p>
          </table:table-cell>
          <table:table-cell table:style-name="ce37" office:value-type="float" office:value="1019" calcext:value-type="float">
            <text:p><text:s text:c="3"/>1,019</text:p>
          </table:table-cell>
          <table:table-cell table:style-name="ce37" office:value-type="float" office:value="4386" calcext:value-type="float">
            <text:p><text:s text:c="3"/>4,386</text:p>
          </table:table-cell>
          <table:table-cell table:style-name="ce37" office:value-type="float" office:value="3262" calcext:value-type="float">
            <text:p><text:s text:c="3"/>3,262</text:p>
          </table:table-cell>
          <table:table-cell table:style-name="ce37" office:value-type="float" office:value="1006" calcext:value-type="float">
            <text:p><text:s text:c="3"/>1,006</text:p>
          </table:table-cell>
          <table:table-cell table:style-name="ce37" office:value-type="float" office:value="2256" calcext:value-type="float">
            <text:p><text:s text:c="3"/>2,256</text:p>
          </table:table-cell>
          <table:table-cell table:style-name="ce37" office:value-type="float" office:value="2143" calcext:value-type="float">
            <text:p><text:s text:c="3"/>2,14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130" calcext:value-type="float">
            <text:p><text:s text:c="3"/>2,130</text:p>
          </table:table-cell>
          <table:table-cell table:style-name="ce37" office:value-type="float" office:value="169920" calcext:value-type="float">
            <text:p><text:s text:c="3"/>169,920</text:p>
          </table:table-cell>
          <table:table-cell table:style-name="ce37" office:value-type="float" office:value="161897" calcext:value-type="float">
            <text:p><text:s text:c="3"/>161,897</text:p>
          </table:table-cell>
          <table:table-cell table:style-name="ce37" office:value-type="float" office:value="161865" calcext:value-type="float">
            <text:p><text:s text:c="3"/>161,86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1948" calcext:value-type="float">
            <text:p><text:s text:c="3"/>1,948</text:p>
          </table:table-cell>
          <table:table-cell table:style-name="ce37" office:value-type="float" office:value="612" calcext:value-type="float">
            <text:p><text:s text:c="3"/>612</text:p>
          </table:table-cell>
          <table:table-cell table:style-name="ce37" office:value-type="float" office:value="1336" calcext:value-type="float">
            <text:p><text:s text:c="3"/>1,336</text:p>
          </table:table-cell>
          <table:table-cell table:style-name="ce37" office:value-type="float" office:value="737" calcext:value-type="float">
            <text:p><text:s text:c="3"/>737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676" calcext:value-type="float">
            <text:p><text:s text:c="3"/>676</text:p>
          </table:table-cell>
          <table:table-cell table:style-name="ce37" office:value-type="float" office:value="5338" calcext:value-type="float">
            <text:p><text:s text:c="3"/>5,338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4328" calcext:value-type="float">
            <text:p><text:s text:c="3"/>4,328</text:p>
          </table:table-cell>
          <table:table-cell table:style-name="ce37" office:value-type="float" office:value="3252" calcext:value-type="float">
            <text:p><text:s text:c="3"/>3,252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2255" calcext:value-type="float">
            <text:p><text:s text:c="3"/>2,255</text:p>
          </table:table-cell>
          <table:table-cell table:style-name="ce37" office:value-type="float" office:value="2086" calcext:value-type="float">
            <text:p><text:s text:c="3"/>2,08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073" calcext:value-type="float">
            <text:p><text:s text:c="3"/>2,073</text:p>
          </table:table-cell>
          <table:table-cell table:style-name="ce37" office:value-type="float" office:value="3494" calcext:value-type="float">
            <text:p><text:s text:c="3"/>3,494</text:p>
          </table:table-cell>
          <table:table-cell table:style-name="ce37" office:value-type="float" office:value="3416" calcext:value-type="float">
            <text:p><text:s text:c="3"/>3,416</text:p>
          </table:table-cell>
          <table:table-cell table:style-name="ce37" office:value-type="float" office:value="3415" calcext:value-type="float">
            <text:p><text:s text:c="3"/>3,4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7" calcext:value-type="float">
            <text:p><text:s text:c="3"/>5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5902" calcext:value-type="float">
            <text:p><text:s text:c="3"/>85,902</text:p>
          </table:table-cell>
          <table:table-cell table:style-name="ce38" office:value-type="float" office:value="82884" calcext:value-type="float">
            <text:p><text:s text:c="3"/>82,884</text:p>
          </table:table-cell>
          <table:table-cell table:style-name="ce38" office:value-type="float" office:value="82859" calcext:value-type="float">
            <text:p><text:s text:c="3"/>82,859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323" calcext:value-type="float">
            <text:p><text:s text:c="3"/>323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358" calcext:value-type="float">
            <text:p><text:s text:c="3"/>2,358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315" calcext:value-type="float">
            <text:p><text:s text:c="3"/>2,315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749" calcext:value-type="float">
            <text:p><text:s text:c="3"/>1,749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738" calcext:value-type="float">
            <text:p><text:s text:c="3"/>1,738</text:p>
          </table:table-cell>
          <table:table-cell table:style-name="ce38" office:value-type="float" office:value="84960" calcext:value-type="float">
            <text:p><text:s text:c="3"/>84,960</text:p>
          </table:table-cell>
          <table:table-cell table:style-name="ce38" office:value-type="float" office:value="81988" calcext:value-type="float">
            <text:p><text:s text:c="3"/>81,988</text:p>
          </table:table-cell>
          <table:table-cell table:style-name="ce38" office:value-type="float" office:value="81964" calcext:value-type="float">
            <text:p><text:s text:c="3"/>81,964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314" calcext:value-type="float">
            <text:p><text:s text:c="3"/>2,3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273" calcext:value-type="float">
            <text:p><text:s text:c="3"/>2,273</text:p>
          </table:table-cell>
          <table:table-cell table:style-name="ce38" office:value-type="float" office:value="607" calcext:value-type="float">
            <text:p><text:s text:c="3"/>607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1707" calcext:value-type="float">
            <text:p><text:s text:c="3"/>1,70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696" calcext:value-type="float">
            <text:p><text:s text:c="3"/>1,696</text:p>
          </table:table-cell>
          <table:table-cell table:style-name="ce38" office:value-type="float" office:value="942" calcext:value-type="float">
            <text:p><text:s text:c="3"/>942</text:p>
          </table:table-cell>
          <table:table-cell table:style-name="ce38" office:value-type="float" office:value="896" calcext:value-type="float">
            <text:p><text:s text:c="3"/>896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7512" calcext:value-type="float">
            <text:p><text:s text:c="3"/>87,512</text:p>
          </table:table-cell>
          <table:table-cell table:style-name="ce38" office:value-type="float" office:value="82429" calcext:value-type="float">
            <text:p><text:s text:c="3"/>82,429</text:p>
          </table:table-cell>
          <table:table-cell table:style-name="ce38" office:value-type="float" office:value="82421" calcext:value-type="float">
            <text:p><text:s text:c="3"/>82,42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616" calcext:value-type="float">
            <text:p><text:s text:c="3"/>1,616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030" calcext:value-type="float">
            <text:p><text:s text:c="3"/>1,030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3047" calcext:value-type="float">
            <text:p><text:s text:c="3"/>3,047</text:p>
          </table:table-cell>
          <table:table-cell table:style-name="ce38" office:value-type="float" office:value="976" calcext:value-type="float">
            <text:p><text:s text:c="3"/>976</text:p>
          </table:table-cell>
          <table:table-cell table:style-name="ce38" office:value-type="float" office:value="2071" calcext:value-type="float">
            <text:p><text:s text:c="3"/>2,071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974" calcext:value-type="float">
            <text:p><text:s text:c="3"/>974</text:p>
          </table:table-cell>
          <table:table-cell table:style-name="ce38" office:value-type="float" office:value="1679" calcext:value-type="float">
            <text:p><text:s text:c="3"/>1,679</text:p>
          </table:table-cell>
          <table:table-cell table:style-name="ce38" office:value-type="float" office:value="394" calcext:value-type="float">
            <text:p><text:s text:c="3"/>39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84960" calcext:value-type="float">
            <text:p><text:s text:c="3"/>84,960</text:p>
          </table:table-cell>
          <table:table-cell table:style-name="ce38" office:value-type="float" office:value="79909" calcext:value-type="float">
            <text:p><text:s text:c="3"/>79,909</text:p>
          </table:table-cell>
          <table:table-cell table:style-name="ce38" office:value-type="float" office:value="79901" calcext:value-type="float">
            <text:p><text:s text:c="3"/>79,90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611" calcext:value-type="float">
            <text:p><text:s text:c="3"/>1,611</text:p>
          </table:table-cell>
          <table:table-cell table:style-name="ce38" office:value-type="float" office:value="581" calcext:value-type="float">
            <text:p><text:s text:c="3"/>581</text:p>
          </table:table-cell>
          <table:table-cell table:style-name="ce38" office:value-type="float" office:value="1030" calcext:value-type="float">
            <text:p><text:s text:c="3"/>1,03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3024" calcext:value-type="float">
            <text:p><text:s text:c="3"/>3,024</text:p>
          </table:table-cell>
          <table:table-cell table:style-name="ce38" office:value-type="float" office:value="969" calcext:value-type="float">
            <text:p><text:s text:c="3"/>969</text:p>
          </table:table-cell>
          <table:table-cell table:style-name="ce38" office:value-type="float" office:value="2055" calcext:value-type="float">
            <text:p><text:s text:c="3"/>2,055</text:p>
          </table:table-cell>
          <table:table-cell table:style-name="ce38" office:value-type="float" office:value="2645" calcext:value-type="float">
            <text:p><text:s text:c="3"/>2,645</text:p>
          </table:table-cell>
          <table:table-cell table:style-name="ce38" office:value-type="float" office:value="967" calcext:value-type="float">
            <text:p><text:s text:c="3"/>967</text:p>
          </table:table-cell>
          <table:table-cell table:style-name="ce38" office:value-type="float" office:value="1678" calcext:value-type="float">
            <text:p><text:s text:c="3"/>1,678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552" calcext:value-type="float">
            <text:p><text:s text:c="3"/>2,552</text:p>
          </table:table-cell>
          <table:table-cell table:number-columns-repeated="2" table:style-name="ce38" office:value-type="float" office:value="2520" calcext:value-type="float">
            <text:p><text:s text:c="3"/>2,52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2378" calcext:value-type="float">
            <text:p><text:s text:c="3"/>22,378</text:p>
          </table:table-cell>
          <table:table-cell table:style-name="ce35" office:value-type="float" office:value="21515" calcext:value-type="float">
            <text:p><text:s text:c="3"/>21,515</text:p>
          </table:table-cell>
          <table:table-cell table:style-name="ce35" office:value-type="float" office:value="21513" calcext:value-type="float">
            <text:p><text:s text:c="3"/>21,51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9" calcext:value-type="float">
            <text:p><text:s text:c="3"/>9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238" calcext:value-type="float">
            <text:p><text:s text:c="3"/>23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22054" calcext:value-type="float">
            <text:p><text:s text:c="3"/>22,054</text:p>
          </table:table-cell>
          <table:table-cell table:style-name="ce35" office:value-type="float" office:value="21199" calcext:value-type="float">
            <text:p><text:s text:c="3"/>21,199</text:p>
          </table:table-cell>
          <table:table-cell table:style-name="ce35" office:value-type="float" office:value="21197" calcext:value-type="float">
            <text:p><text:s text:c="3"/>21,19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0" calcext:value-type="float">
            <text:p><text:s text:c="3"/>290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381" calcext:value-type="float">
            <text:p><text:s text:c="3"/>381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149" calcext:value-type="float">
            <text:p><text:s text:c="3"/>149</text:p>
          </table:table-cell>
          <table:table-cell table:style-name="ce35" office:value-type="float" office:value="234" calcext:value-type="float">
            <text:p><text:s text:c="3"/>23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number-columns-repeated="2" table:style-name="ce35" office:value-type="float" office:value="316" calcext:value-type="float">
            <text:p><text:s text:c="3"/>316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117" calcext:value-type="float">
            <text:p><text:s text:c="3"/>11,117</text:p>
          </table:table-cell>
          <table:table-cell table:style-name="ce36" office:value-type="float" office:value="10799" calcext:value-type="float">
            <text:p><text:s text:c="3"/>10,799</text:p>
          </table:table-cell>
          <table:table-cell table:style-name="ce36" office:value-type="float" office:value="10797" calcext:value-type="float">
            <text:p><text:s text:c="3"/>10,79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30" calcext:value-type="float">
            <text:p><text:s text:c="3"/>23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style-name="ce36" office:value-type="float" office:value="10713" calcext:value-type="float">
            <text:p><text:s text:c="3"/>10,713</text:p>
          </table:table-cell>
          <table:table-cell table:style-name="ce36" office:value-type="float" office:value="10711" calcext:value-type="float">
            <text:p><text:s text:c="3"/>10,71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7" calcext:value-type="float">
            <text:p><text:s text:c="3"/>22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90" calcext:value-type="float">
            <text:p><text:s text:c="3"/>19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number-columns-repeated="2" table:style-name="ce36" office:value-type="float" office:value="86" calcext:value-type="float">
            <text:p><text:s text:c="3"/>86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261" calcext:value-type="float">
            <text:p><text:s text:c="3"/>11,261</text:p>
          </table:table-cell>
          <table:table-cell table:number-columns-repeated="2" table:style-name="ce36" office:value-type="float" office:value="10716" calcext:value-type="float">
            <text:p><text:s text:c="3"/>10,7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1027" calcext:value-type="float">
            <text:p><text:s text:c="3"/>11,027</text:p>
          </table:table-cell>
          <table:table-cell table:number-columns-repeated="2" table:style-name="ce36" office:value-type="float" office:value="10486" calcext:value-type="float">
            <text:p><text:s text:c="3"/>10,4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6" calcext:value-type="float">
            <text:p><text:s text:c="3"/>24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37" calcext:value-type="float">
            <text:p><text:s text:c="3"/>23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54" calcext:value-type="float">
            <text:p><text:s text:c="3"/>154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110" calcext:value-type="float">
            <text:p><text:s text:c="3"/>110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4" calcext:value-type="float">
            <text:p><text:s text:c="3"/>234</text:p>
          </table:table-cell>
          <table:table-cell table:number-columns-repeated="2" table:style-name="ce36" office:value-type="float" office:value="230" calcext:value-type="float">
            <text:p><text:s text:c="3"/>230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7280" calcext:value-type="float">
            <text:p><text:s text:c="3"/>17,280</text:p>
          </table:table-cell>
          <table:table-cell table:style-name="ce35" office:value-type="float" office:value="16582" calcext:value-type="float">
            <text:p><text:s text:c="3"/>16,582</text:p>
          </table:table-cell>
          <table:table-cell table:style-name="ce35" office:value-type="float" office:value="16577" calcext:value-type="float">
            <text:p><text:s text:c="3"/>16,5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22" calcext:value-type="float">
            <text:p><text:s text:c="3"/>222</text:p>
          </table:table-cell>
          <table:table-cell table:style-name="ce35" office:value-type="float" office:value="16886" calcext:value-type="float">
            <text:p><text:s text:c="3"/>16,886</text:p>
          </table:table-cell>
          <table:table-cell table:style-name="ce35" office:value-type="float" office:value="16195" calcext:value-type="float">
            <text:p><text:s text:c="3"/>16,195</text:p>
          </table:table-cell>
          <table:table-cell table:style-name="ce35" office:value-type="float" office:value="16190" calcext:value-type="float">
            <text:p><text:s text:c="3"/>16,190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1" calcext:value-type="float">
            <text:p><text:s text:c="3"/>21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61" calcext:value-type="float">
            <text:p><text:s text:c="3"/>61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76" calcext:value-type="float">
            <text:p><text:s text:c="3"/>76</text:p>
          </table:table-cell>
          <table:table-cell table:style-name="ce35" office:value-type="float" office:value="337" calcext:value-type="float">
            <text:p><text:s text:c="3"/>337</text:p>
          </table:table-cell>
          <table:table-cell table:style-name="ce35" office:value-type="float" office:value="194" calcext:value-type="float">
            <text:p><text:s text:c="3"/>194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394" calcext:value-type="float">
            <text:p><text:s text:c="3"/>394</text:p>
          </table:table-cell>
          <table:table-cell table:number-columns-repeated="2" table:style-name="ce35" office:value-type="float" office:value="387" calcext:value-type="float">
            <text:p><text:s text:c="3"/>387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541" calcext:value-type="float">
            <text:p><text:s text:c="3"/>8,541</text:p>
          </table:table-cell>
          <table:table-cell table:style-name="ce36" office:value-type="float" office:value="8267" calcext:value-type="float">
            <text:p><text:s text:c="3"/>8,267</text:p>
          </table:table-cell>
          <table:table-cell table:style-name="ce36" office:value-type="float" office:value="8265" calcext:value-type="float">
            <text:p><text:s text:c="3"/>8,26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5" calcext:value-type="float">
            <text:p><text:s text:c="3"/>21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176" calcext:value-type="float">
            <text:p><text:s text:c="3"/>8,176</text:p>
          </table:table-cell>
          <table:table-cell table:style-name="ce36" office:value-type="float" office:value="8174" calcext:value-type="float">
            <text:p><text:s text:c="3"/>8,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number-columns-repeated="2" table:style-name="ce36" office:value-type="float" office:value="91" calcext:value-type="float">
            <text:p><text:s text:c="3"/>9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739" calcext:value-type="float">
            <text:p><text:s text:c="3"/>8,739</text:p>
          </table:table-cell>
          <table:table-cell table:style-name="ce36" office:value-type="float" office:value="8315" calcext:value-type="float">
            <text:p><text:s text:c="3"/>8,315</text:p>
          </table:table-cell>
          <table:table-cell table:style-name="ce36" office:value-type="float" office:value="8312" calcext:value-type="float">
            <text:p><text:s text:c="3"/>8,31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443" calcext:value-type="float">
            <text:p><text:s text:c="3"/>8,443</text:p>
          </table:table-cell>
          <table:table-cell table:style-name="ce36" office:value-type="float" office:value="8019" calcext:value-type="float">
            <text:p><text:s text:c="3"/>8,019</text:p>
          </table:table-cell>
          <table:table-cell table:style-name="ce36" office:value-type="float" office:value="8016" calcext:value-type="float">
            <text:p><text:s text:c="3"/>8,01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79" calcext:value-type="float">
            <text:p><text:s text:c="3"/>179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number-columns-repeated="3" table:style-name="ce36" office:value-type="float" office:value="296" calcext:value-type="float">
            <text:p><text:s text:c="3"/>296</text:p>
          </table:table-cell>
          <table:table-cell table:number-columns-repeated="15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1018" calcext:value-type="float">
            <text:p><text:s text:c="3"/>21,018</text:p>
          </table:table-cell>
          <table:table-cell table:style-name="ce35" office:value-type="float" office:value="20158" calcext:value-type="float">
            <text:p><text:s text:c="3"/>20,158</text:p>
          </table:table-cell>
          <table:table-cell table:style-name="ce35" office:value-type="float" office:value="20153" calcext:value-type="float">
            <text:p><text:s text:c="3"/>20,1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449" calcext:value-type="float">
            <text:p><text:s text:c="3"/>449</text:p>
          </table:table-cell>
          <table:table-cell table:style-name="ce35" office:value-type="float" office:value="281" calcext:value-type="float">
            <text:p><text:s text:c="3"/>281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8" calcext:value-type="float">
            <text:p><text:s text:c="3"/>27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20586" calcext:value-type="float">
            <text:p><text:s text:c="3"/>20,586</text:p>
          </table:table-cell>
          <table:table-cell table:style-name="ce35" office:value-type="float" office:value="19740" calcext:value-type="float">
            <text:p><text:s text:c="3"/>19,740</text:p>
          </table:table-cell>
          <table:table-cell table:style-name="ce35" office:value-type="float" office:value="19736" calcext:value-type="float">
            <text:p><text:s text:c="3"/>19,7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148" calcext:value-type="float">
            <text:p><text:s text:c="3"/>148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08" calcext:value-type="float">
            <text:p><text:s text:c="3"/>108</text:p>
          </table:table-cell>
          <table:table-cell table:style-name="ce35" office:value-type="float" office:value="441" calcext:value-type="float">
            <text:p><text:s text:c="3"/>441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70" calcext:value-type="float">
            <text:p><text:s text:c="3"/>27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68" calcext:value-type="float">
            <text:p><text:s text:c="3"/>26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418" calcext:value-type="float">
            <text:p><text:s text:c="3"/>418</text:p>
          </table:table-cell>
          <table:table-cell table:style-name="ce35" office:value-type="float" office:value="417" calcext:value-type="float">
            <text:p><text:s text:c="3"/>4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" calcext:value-type="float">
            <text:p><text:s text:c="3"/>8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407" calcext:value-type="float">
            <text:p><text:s text:c="3"/>10,407</text:p>
          </table:table-cell>
          <table:table-cell table:style-name="ce36" office:value-type="float" office:value="10061" calcext:value-type="float">
            <text:p><text:s text:c="3"/>10,061</text:p>
          </table:table-cell>
          <table:table-cell table:style-name="ce36" office:value-type="float" office:value="10057" calcext:value-type="float">
            <text:p><text:s text:c="3"/>10,05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5" calcext:value-type="float">
            <text:p><text:s text:c="3"/>2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24" calcext:value-type="float">
            <text:p><text:s text:c="3"/>224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952" calcext:value-type="float">
            <text:p><text:s text:c="3"/>9,952</text:p>
          </table:table-cell>
          <table:table-cell table:style-name="ce36" office:value-type="float" office:value="9949" calcext:value-type="float">
            <text:p><text:s text:c="3"/>9,94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73" calcext:value-type="float">
            <text:p><text:s text:c="3"/>27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220" calcext:value-type="float">
            <text:p><text:s text:c="3"/>22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6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10097" calcext:value-type="float">
            <text:p><text:s text:c="3"/>10,097</text:p>
          </table:table-cell>
          <table:table-cell table:style-name="ce36" office:value-type="float" office:value="10096" calcext:value-type="float">
            <text:p><text:s text:c="3"/>10,0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81" calcext:value-type="float">
            <text:p><text:s text:c="3"/>281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228" calcext:value-type="float">
            <text:p><text:s text:c="3"/>228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0293" calcext:value-type="float">
            <text:p><text:s text:c="3"/>10,293</text:p>
          </table:table-cell>
          <table:table-cell table:style-name="ce36" office:value-type="float" office:value="9788" calcext:value-type="float">
            <text:p><text:s text:c="3"/>9,788</text:p>
          </table:table-cell>
          <table:table-cell table:style-name="ce36" office:value-type="float" office:value="9787" calcext:value-type="float">
            <text:p><text:s text:c="3"/>9,78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172" calcext:value-type="float">
            <text:p><text:s text:c="3"/>172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123" calcext:value-type="float">
            <text:p><text:s text:c="3"/>12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number-columns-repeated="2" table:style-name="ce36" office:value-type="float" office:value="309" calcext:value-type="float">
            <text:p><text:s text:c="3"/>30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3078" calcext:value-type="float">
            <text:p><text:s text:c="3"/>13,078</text:p>
          </table:table-cell>
          <table:table-cell table:style-name="ce35" office:value-type="float" office:value="12462" calcext:value-type="float">
            <text:p><text:s text:c="3"/>12,462</text:p>
          </table:table-cell>
          <table:table-cell table:style-name="ce35" office:value-type="float" office:value="12460" calcext:value-type="float">
            <text:p><text:s text:c="3"/>12,4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402" calcext:value-type="float">
            <text:p><text:s text:c="3"/>402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7" calcext:value-type="float">
            <text:p><text:s text:c="3"/>19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12780" calcext:value-type="float">
            <text:p><text:s text:c="3"/>12,780</text:p>
          </table:table-cell>
          <table:table-cell table:style-name="ce35" office:value-type="float" office:value="12169" calcext:value-type="float">
            <text:p><text:s text:c="3"/>12,169</text:p>
          </table:table-cell>
          <table:table-cell table:style-name="ce35" office:value-type="float" office:value="12167" calcext:value-type="float">
            <text:p><text:s text:c="3"/>12,16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0" calcext:value-type="float">
            <text:p><text:s text:c="3"/>15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397" calcext:value-type="float">
            <text:p><text:s text:c="3"/>397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328" calcext:value-type="float">
            <text:p><text:s text:c="3"/>328</text:p>
          </table:table-cell>
          <table:table-cell table:style-name="ce35" office:value-type="float" office:value="205" calcext:value-type="float">
            <text:p><text:s text:c="3"/>20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137" calcext:value-type="float">
            <text:p><text:s text:c="3"/>137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1" calcext:value-type="float">
            <text:p><text:s text:c="3"/>191</text:p>
          </table:table-cell>
          <table:table-cell table:style-name="ce35" office:value-type="float" office:value="298" calcext:value-type="float">
            <text:p><text:s text:c="3"/>298</text:p>
          </table:table-cell>
          <table:table-cell table:number-columns-repeated="2" table:style-name="ce35" office:value-type="float" office:value="293" calcext:value-type="float">
            <text:p><text:s text:c="3"/>293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6496" calcext:value-type="float">
            <text:p><text:s text:c="3"/>6,496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6246" calcext:value-type="float">
            <text:p><text:s text:c="3"/>6,2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9" calcext:value-type="float">
            <text:p><text:s text:c="3"/>159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style-name="ce36" office:value-type="float" office:value="6146" calcext:value-type="float">
            <text:p><text:s text:c="3"/>6,146</text:p>
          </table:table-cell>
          <table:table-cell table:style-name="ce36" office:value-type="float" office:value="6144" calcext:value-type="float">
            <text:p><text:s text:c="3"/>6,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number-columns-repeated="2" table:style-name="ce36" office:value-type="float" office:value="102" calcext:value-type="float">
            <text:p><text:s text:c="3"/>10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6582" calcext:value-type="float">
            <text:p><text:s text:c="3"/>6,582</text:p>
          </table:table-cell>
          <table:table-cell table:number-columns-repeated="2" table:style-name="ce36" office:value-type="float" office:value="6214" calcext:value-type="float">
            <text:p><text:s text:c="3"/>6,21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390" calcext:value-type="float">
            <text:p><text:s text:c="3"/>6,390</text:p>
          </table:table-cell>
          <table:table-cell table:number-columns-repeated="2" table:style-name="ce36" office:value-type="float" office:value="6023" calcext:value-type="float">
            <text:p><text:s text:c="3"/>6,0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68" calcext:value-type="float">
            <text:p><text:s text:c="3"/>16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number-columns-repeated="2" table:style-name="ce36" office:value-type="float" office:value="191" calcext:value-type="float">
            <text:p><text:s text:c="3"/>19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31194" calcext:value-type="float">
            <text:p><text:s text:c="3"/>31,194</text:p>
          </table:table-cell>
          <table:table-cell table:style-name="ce35" office:value-type="float" office:value="30313" calcext:value-type="float">
            <text:p><text:s text:c="3"/>30,313</text:p>
          </table:table-cell>
          <table:table-cell table:style-name="ce35" office:value-type="float" office:value="30310" calcext:value-type="float">
            <text:p><text:s text:c="3"/>30,3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9" calcext:value-type="float">
            <text:p><text:s text:c="3"/>599</text:p>
          </table:table-cell>
          <table:table-cell table:style-name="ce35" office:value-type="float" office:value="144" calcext:value-type="float">
            <text:p><text:s text:c="3"/>144</text:p>
          </table:table-cell>
          <table:table-cell table:style-name="ce35" office:value-type="float" office:value="455" calcext:value-type="float">
            <text:p><text:s text:c="3"/>455</text:p>
          </table:table-cell>
          <table:table-cell table:style-name="ce35" office:value-type="float" office:value="382" calcext:value-type="float">
            <text:p><text:s text:c="3"/>382</text:p>
          </table:table-cell>
          <table:table-cell table:style-name="ce35" office:value-type="float" office:value="143" calcext:value-type="float">
            <text:p><text:s text:c="3"/>143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5" office:value-type="float" office:value="30586" calcext:value-type="float">
            <text:p><text:s text:c="3"/>30,586</text:p>
          </table:table-cell>
          <table:table-cell table:style-name="ce35" office:value-type="float" office:value="29711" calcext:value-type="float">
            <text:p><text:s text:c="3"/>29,711</text:p>
          </table:table-cell>
          <table:table-cell table:style-name="ce35" office:value-type="float" office:value="29708" calcext:value-type="float">
            <text:p><text:s text:c="3"/>29,70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style-name="ce35" office:value-type="float" office:value="100" calcext:value-type="float">
            <text:p><text:s text:c="3"/>100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8" calcext:value-type="float">
            <text:p><text:s text:c="3"/>88</text:p>
          </table:table-cell>
          <table:table-cell table:style-name="ce35" office:value-type="float" office:value="593" calcext:value-type="float">
            <text:p><text:s text:c="3"/>593</text:p>
          </table:table-cell>
          <table:table-cell table:style-name="ce35" office:value-type="float" office:value="142" calcext:value-type="float">
            <text:p><text:s text:c="3"/>142</text:p>
          </table:table-cell>
          <table:table-cell table:style-name="ce35" office:value-type="float" office:value="451" calcext:value-type="float">
            <text:p><text:s text:c="3"/>451</text:p>
          </table:table-cell>
          <table:table-cell table:style-name="ce35" office:value-type="float" office:value="380" calcext:value-type="float">
            <text:p><text:s text:c="3"/>380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number-columns-repeated="2" table:style-name="ce35" office:value-type="float" office:value="602" calcext:value-type="float">
            <text:p><text:s text:c="3"/>602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5437" calcext:value-type="float">
            <text:p><text:s text:c="3"/>15,437</text:p>
          </table:table-cell>
          <table:table-cell table:style-name="ce36" office:value-type="float" office:value="15103" calcext:value-type="float">
            <text:p><text:s text:c="3"/>15,103</text:p>
          </table:table-cell>
          <table:table-cell table:style-name="ce36" office:value-type="float" office:value="15100" calcext:value-type="float">
            <text:p><text:s text:c="3"/>15,10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60" calcext:value-type="float">
            <text:p><text:s text:c="3"/>26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5" calcext:value-type="float">
            <text:p><text:s text:c="3"/>255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5" calcext:value-type="float">
            <text:p><text:s text:c="3"/>17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4" calcext:value-type="float">
            <text:p><text:s text:c="3"/>174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style-name="ce36" office:value-type="float" office:value="14963" calcext:value-type="float">
            <text:p><text:s text:c="3"/>14,963</text:p>
          </table:table-cell>
          <table:table-cell table:style-name="ce36" office:value-type="float" office:value="14960" calcext:value-type="float">
            <text:p><text:s text:c="3"/>14,96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56" calcext:value-type="float">
            <text:p><text:s text:c="3"/>25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51" calcext:value-type="float">
            <text:p><text:s text:c="3"/>251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71" calcext:value-type="float">
            <text:p><text:s text:c="3"/>17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number-columns-repeated="2" table:style-name="ce36" office:value-type="float" office:value="140" calcext:value-type="float">
            <text:p><text:s text:c="3"/>14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5757" calcext:value-type="float">
            <text:p><text:s text:c="3"/>15,757</text:p>
          </table:table-cell>
          <table:table-cell table:number-columns-repeated="2" table:style-name="ce36" office:value-type="float" office:value="15210" calcext:value-type="float">
            <text:p><text:s text:c="3"/>15,2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9" calcext:value-type="float">
            <text:p><text:s text:c="3"/>339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7" calcext:value-type="float">
            <text:p><text:s text:c="3"/>297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15293" calcext:value-type="float">
            <text:p><text:s text:c="3"/>15,293</text:p>
          </table:table-cell>
          <table:table-cell table:number-columns-repeated="2" table:style-name="ce36" office:value-type="float" office:value="14748" calcext:value-type="float">
            <text:p><text:s text:c="3"/>14,7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137" calcext:value-type="float">
            <text:p><text:s text:c="3"/>13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number-columns-repeated="2" table:style-name="ce36" office:value-type="float" office:value="462" calcext:value-type="float">
            <text:p><text:s text:c="3"/>462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090" calcext:value-type="float">
            <text:p><text:s text:c="3"/>18,090</text:p>
          </table:table-cell>
          <table:table-cell table:style-name="ce35" office:value-type="float" office:value="17166" calcext:value-type="float">
            <text:p><text:s text:c="3"/>17,166</text:p>
          </table:table-cell>
          <table:table-cell table:style-name="ce35" office:value-type="float" office:value="17160" calcext:value-type="float">
            <text:p><text:s text:c="3"/>17,1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51" calcext:value-type="float">
            <text:p><text:s text:c="3"/>651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528" calcext:value-type="float">
            <text:p><text:s text:c="3"/>528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7" calcext:value-type="float">
            <text:p><text:s text:c="3"/>2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6" calcext:value-type="float">
            <text:p><text:s text:c="3"/>236</text:p>
          </table:table-cell>
          <table:table-cell table:style-name="ce35" office:value-type="float" office:value="17736" calcext:value-type="float">
            <text:p><text:s text:c="3"/>17,736</text:p>
          </table:table-cell>
          <table:table-cell table:style-name="ce35" office:value-type="float" office:value="16818" calcext:value-type="float">
            <text:p><text:s text:c="3"/>16,818</text:p>
          </table:table-cell>
          <table:table-cell table:style-name="ce35" office:value-type="float" office:value="16812" calcext:value-type="float">
            <text:p><text:s text:c="3"/>16,81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90" calcext:value-type="float">
            <text:p><text:s text:c="3"/>190</text:p>
          </table:table-cell>
          <table:table-cell table:style-name="ce35" office:value-type="float" office:value="67" calcext:value-type="float">
            <text:p><text:s text:c="3"/>67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83" calcext:value-type="float">
            <text:p><text:s text:c="3"/>8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645" calcext:value-type="float">
            <text:p><text:s text:c="3"/>645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523" calcext:value-type="float">
            <text:p><text:s text:c="3"/>523</text:p>
          </table:table-cell>
          <table:table-cell table:style-name="ce35" office:value-type="float" office:value="413" calcext:value-type="float">
            <text:p><text:s text:c="3"/>413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292" calcext:value-type="float">
            <text:p><text:s text:c="3"/>292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1" calcext:value-type="float">
            <text:p><text:s text:c="3"/>231</text:p>
          </table:table-cell>
          <table:table-cell table:style-name="ce35" office:value-type="float" office:value="354" calcext:value-type="float">
            <text:p><text:s text:c="3"/>354</text:p>
          </table:table-cell>
          <table:table-cell table:number-columns-repeated="2" table:style-name="ce35" office:value-type="float" office:value="348" calcext:value-type="float">
            <text:p><text:s text:c="3"/>348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950" calcext:value-type="float">
            <text:p><text:s text:c="3"/>8,950</text:p>
          </table:table-cell>
          <table:table-cell table:style-name="ce36" office:value-type="float" office:value="8600" calcext:value-type="float">
            <text:p><text:s text:c="3"/>8,600</text:p>
          </table:table-cell>
          <table:table-cell table:style-name="ce36" office:value-type="float" office:value="8596" calcext:value-type="float">
            <text:p><text:s text:c="3"/>8,59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4" calcext:value-type="float">
            <text:p><text:s text:c="3"/>27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9" calcext:value-type="float">
            <text:p><text:s text:c="3"/>269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91" calcext:value-type="float">
            <text:p><text:s text:c="3"/>191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521" calcext:value-type="float">
            <text:p><text:s text:c="3"/>8,521</text:p>
          </table:table-cell>
          <table:table-cell table:style-name="ce36" office:value-type="float" office:value="8517" calcext:value-type="float">
            <text:p><text:s text:c="3"/>8,51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66" calcext:value-type="float">
            <text:p><text:s text:c="3"/>266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8" calcext:value-type="float">
            <text:p><text:s text:c="3"/>188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number-columns-repeated="2" table:style-name="ce36" office:value-type="float" office:value="79" calcext:value-type="float">
            <text:p><text:s text:c="3"/>7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140" calcext:value-type="float">
            <text:p><text:s text:c="3"/>9,140</text:p>
          </table:table-cell>
          <table:table-cell table:style-name="ce36" office:value-type="float" office:value="8566" calcext:value-type="float">
            <text:p><text:s text:c="3"/>8,566</text:p>
          </table:table-cell>
          <table:table-cell table:style-name="ce36" office:value-type="float" office:value="8564" calcext:value-type="float">
            <text:p><text:s text:c="3"/>8,56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59" calcext:value-type="float">
            <text:p><text:s text:c="3"/>259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8868" calcext:value-type="float">
            <text:p><text:s text:c="3"/>8,868</text:p>
          </table:table-cell>
          <table:table-cell table:style-name="ce36" office:value-type="float" office:value="8297" calcext:value-type="float">
            <text:p><text:s text:c="3"/>8,297</text:p>
          </table:table-cell>
          <table:table-cell table:style-name="ce36" office:value-type="float" office:value="8295" calcext:value-type="float">
            <text:p><text:s text:c="3"/>8,29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49" calcext:value-type="float">
            <text:p><text:s text:c="3"/>149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86" calcext:value-type="float">
            <text:p><text:s text:c="3"/>8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74" calcext:value-type="float">
            <text:p><text:s text:c="3"/>374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57" calcext:value-type="float">
            <text:p><text:s text:c="3"/>257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214" calcext:value-type="float">
            <text:p><text:s text:c="3"/>214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number-columns-repeated="2" table:style-name="ce36" office:value-type="float" office:value="269" calcext:value-type="float">
            <text:p><text:s text:c="3"/>26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8654" calcext:value-type="float">
            <text:p><text:s text:c="3"/>18,654</text:p>
          </table:table-cell>
          <table:table-cell table:style-name="ce35" office:value-type="float" office:value="17654" calcext:value-type="float">
            <text:p><text:s text:c="3"/>17,654</text:p>
          </table:table-cell>
          <table:table-cell table:style-name="ce35" office:value-type="float" office:value="17651" calcext:value-type="float">
            <text:p><text:s text:c="3"/>17,65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89" calcext:value-type="float">
            <text:p><text:s text:c="3"/>689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59" calcext:value-type="float">
            <text:p><text:s text:c="3"/>559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18244" calcext:value-type="float">
            <text:p><text:s text:c="3"/>18,244</text:p>
          </table:table-cell>
          <table:table-cell table:style-name="ce35" office:value-type="float" office:value="17255" calcext:value-type="float">
            <text:p><text:s text:c="3"/>17,255</text:p>
          </table:table-cell>
          <table:table-cell table:style-name="ce35" office:value-type="float" office:value="17252" calcext:value-type="float">
            <text:p><text:s text:c="3"/>17,25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35" office:value-type="float" office:value="64" calcext:value-type="float">
            <text:p><text:s text:c="3"/>64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678" calcext:value-type="float">
            <text:p><text:s text:c="3"/>678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316" calcext:value-type="float">
            <text:p><text:s text:c="3"/>316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32" calcext:value-type="float">
            <text:p><text:s text:c="3"/>232</text:p>
          </table:table-cell>
          <table:table-cell table:style-name="ce35" office:value-type="float" office:value="410" calcext:value-type="float">
            <text:p><text:s text:c="3"/>410</text:p>
          </table:table-cell>
          <table:table-cell table:number-columns-repeated="2" table:style-name="ce35" office:value-type="float" office:value="399" calcext:value-type="float">
            <text:p><text:s text:c="3"/>399</text:p>
          </table:table-cell>
          <table:table-cell table:number-columns-repeated="7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9238" calcext:value-type="float">
            <text:p><text:s text:c="3"/>9,238</text:p>
          </table:table-cell>
          <table:table-cell table:style-name="ce36" office:value-type="float" office:value="8869" calcext:value-type="float">
            <text:p><text:s text:c="3"/>8,869</text:p>
          </table:table-cell>
          <table:table-cell table:style-name="ce36" office:value-type="float" office:value="8867" calcext:value-type="float">
            <text:p><text:s text:c="3"/>8,86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02" calcext:value-type="float">
            <text:p><text:s text:c="3"/>202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760" calcext:value-type="float">
            <text:p><text:s text:c="3"/>8,760</text:p>
          </table:table-cell>
          <table:table-cell table:style-name="ce36" office:value-type="float" office:value="8758" calcext:value-type="float">
            <text:p><text:s text:c="3"/>8,75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68" calcext:value-type="float">
            <text:p><text:s text:c="3"/>268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95" calcext:value-type="float">
            <text:p><text:s text:c="3"/>195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number-columns-repeated="2" table:style-name="ce36" office:value-type="float" office:value="109" calcext:value-type="float">
            <text:p><text:s text:c="3"/>10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9416" calcext:value-type="float">
            <text:p><text:s text:c="3"/>9,416</text:p>
          </table:table-cell>
          <table:table-cell table:style-name="ce36" office:value-type="float" office:value="8785" calcext:value-type="float">
            <text:p><text:s text:c="3"/>8,785</text:p>
          </table:table-cell>
          <table:table-cell table:style-name="ce36" office:value-type="float" office:value="8784" calcext:value-type="float">
            <text:p><text:s text:c="3"/>8,78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122" calcext:value-type="float">
            <text:p><text:s text:c="3"/>9,122</text:p>
          </table:table-cell>
          <table:table-cell table:style-name="ce36" office:value-type="float" office:value="8495" calcext:value-type="float">
            <text:p><text:s text:c="3"/>8,495</text:p>
          </table:table-cell>
          <table:table-cell table:style-name="ce36" office:value-type="float" office:value="8494" calcext:value-type="float">
            <text:p><text:s text:c="3"/>8,49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02" calcext:value-type="float">
            <text:p><text:s text:c="3"/>402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43" calcext:value-type="float">
            <text:p><text:s text:c="3"/>243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number-columns-repeated="2" table:style-name="ce36" office:value-type="float" office:value="290" calcext:value-type="float">
            <text:p><text:s text:c="3"/>290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7644" calcext:value-type="float">
            <text:p><text:s text:c="3"/>7,644</text:p>
          </table:table-cell>
          <table:table-cell table:style-name="ce35" office:value-type="float" office:value="7640" calcext:value-type="float">
            <text:p><text:s text:c="3"/>7,64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8" calcext:value-type="float">
            <text:p><text:s text:c="3"/>208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24" calcext:value-type="float">
            <text:p><text:s text:c="3"/>72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18" calcext:value-type="float">
            <text:p><text:s text:c="3"/>61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60" calcext:value-type="float">
            <text:p><text:s text:c="3"/>26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8348" calcext:value-type="float">
            <text:p><text:s text:c="3"/>8,348</text:p>
          </table:table-cell>
          <table:table-cell table:style-name="ce35" office:value-type="float" office:value="7374" calcext:value-type="float">
            <text:p><text:s text:c="3"/>7,374</text:p>
          </table:table-cell>
          <table:table-cell table:style-name="ce35" office:value-type="float" office:value="7370" calcext:value-type="float">
            <text:p><text:s text:c="3"/>7,37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14" calcext:value-type="float">
            <text:p><text:s text:c="3"/>714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608" calcext:value-type="float">
            <text:p><text:s text:c="3"/>608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103" calcext:value-type="float">
            <text:p><text:s text:c="3"/>103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47" calcext:value-type="float">
            <text:p><text:s text:c="3"/>247</text:p>
          </table:table-cell>
          <table:table-cell table:style-name="ce35" office:value-type="float" office:value="282" calcext:value-type="float">
            <text:p><text:s text:c="3"/>282</text:p>
          </table:table-cell>
          <table:table-cell table:number-columns-repeated="2" table:style-name="ce35" office:value-type="float" office:value="270" calcext:value-type="float">
            <text:p><text:s text:c="3"/>27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262" calcext:value-type="float">
            <text:p><text:s text:c="3"/>4,262</text:p>
          </table:table-cell>
          <table:table-cell table:style-name="ce36" office:value-type="float" office:value="3899" calcext:value-type="float">
            <text:p><text:s text:c="3"/>3,899</text:p>
          </table:table-cell>
          <table:table-cell table:style-name="ce36" office:value-type="float" office:value="3895" calcext:value-type="float">
            <text:p><text:s text:c="3"/>3,89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13" calcext:value-type="float">
            <text:p><text:s text:c="3"/>2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style-name="ce36" office:value-type="float" office:value="3818" calcext:value-type="float">
            <text:p><text:s text:c="3"/>3,818</text:p>
          </table:table-cell>
          <table:table-cell table:style-name="ce36" office:value-type="float" office:value="3814" calcext:value-type="float">
            <text:p><text:s text:c="3"/>3,81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" calcext:value-type="float">
            <text:p><text:s text:c="3"/>28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77" calcext:value-type="float">
            <text:p><text:s text:c="3"/>277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74" calcext:value-type="float">
            <text:p><text:s text:c="3"/>74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3" calcext:value-type="float">
            <text:p><text:s text:c="3"/>203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number-columns-repeated="2" table:style-name="ce36" office:value-type="float" office:value="81" calcext:value-type="float">
            <text:p><text:s text:c="3"/>81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number-columns-repeated="2" table:style-name="ce36" office:value-type="float" office:value="3745" calcext:value-type="float">
            <text:p><text:s text:c="3"/>3,7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4" calcext:value-type="float">
            <text:p><text:s text:c="3"/>434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74" calcext:value-type="float">
            <text:p><text:s text:c="3"/>4,174</text:p>
          </table:table-cell>
          <table:table-cell table:number-columns-repeated="2" table:style-name="ce36" office:value-type="float" office:value="3556" calcext:value-type="float">
            <text:p><text:s text:c="3"/>3,55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100" calcext:value-type="float">
            <text:p><text:s text:c="3"/>100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number-columns-repeated="2" table:style-name="ce36" office:value-type="float" office:value="189" calcext:value-type="float">
            <text:p><text:s text:c="3"/>18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3092" calcext:value-type="float">
            <text:p><text:s text:c="3"/>23,092</text:p>
          </table:table-cell>
          <table:table-cell table:style-name="ce35" office:value-type="float" office:value="21819" calcext:value-type="float">
            <text:p><text:s text:c="3"/>21,819</text:p>
          </table:table-cell>
          <table:table-cell table:style-name="ce35" office:value-type="float" office:value="21816" calcext:value-type="float">
            <text:p><text:s text:c="3"/>21,81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8" calcext:value-type="float">
            <text:p><text:s text:c="3"/>288</text:p>
          </table:table-cell>
          <table:table-cell table:style-name="ce35" office:value-type="float" office:value="86" calcext:value-type="float">
            <text:p><text:s text:c="3"/>86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9" calcext:value-type="float">
            <text:p><text:s text:c="3"/>889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716" calcext:value-type="float">
            <text:p><text:s text:c="3"/>716</text:p>
          </table:table-cell>
          <table:table-cell table:style-name="ce35" office:value-type="float" office:value="640" calcext:value-type="float">
            <text:p><text:s text:c="3"/>640</text:p>
          </table:table-cell>
          <table:table-cell table:style-name="ce35" office:value-type="float" office:value="172" calcext:value-type="float">
            <text:p><text:s text:c="3"/>172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22700" calcext:value-type="float">
            <text:p><text:s text:c="3"/>22,700</text:p>
          </table:table-cell>
          <table:table-cell table:style-name="ce35" office:value-type="float" office:value="21436" calcext:value-type="float">
            <text:p><text:s text:c="3"/>21,436</text:p>
          </table:table-cell>
          <table:table-cell table:style-name="ce35" office:value-type="float" office:value="21433" calcext:value-type="float">
            <text:p><text:s text:c="3"/>21,43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87" calcext:value-type="float">
            <text:p><text:s text:c="3"/>287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35" office:value-type="float" office:value="202" calcext:value-type="float">
            <text:p><text:s text:c="3"/>202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881" calcext:value-type="float">
            <text:p><text:s text:c="3"/>881</text:p>
          </table:table-cell>
          <table:table-cell table:style-name="ce35" office:value-type="float" office:value="170" calcext:value-type="float">
            <text:p><text:s text:c="3"/>170</text:p>
          </table:table-cell>
          <table:table-cell table:style-name="ce35" office:value-type="float" office:value="711" calcext:value-type="float">
            <text:p><text:s text:c="3"/>711</text:p>
          </table:table-cell>
          <table:table-cell table:style-name="ce35" office:value-type="float" office:value="637" calcext:value-type="float">
            <text:p><text:s text:c="3"/>637</text:p>
          </table:table-cell>
          <table:table-cell table:style-name="ce35" office:value-type="float" office:value="169" calcext:value-type="float">
            <text:p><text:s text:c="3"/>169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number-columns-repeated="2" table:style-name="ce35" office:value-type="float" office:value="383" calcext:value-type="float">
            <text:p><text:s text:c="3"/>38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" calcext:value-type="float">
            <text:p><text:s text:c="3"/>5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1454" calcext:value-type="float">
            <text:p><text:s text:c="3"/>11,454</text:p>
          </table:table-cell>
          <table:table-cell table:style-name="ce36" office:value-type="float" office:value="11038" calcext:value-type="float">
            <text:p><text:s text:c="3"/>11,038</text:p>
          </table:table-cell>
          <table:table-cell table:style-name="ce36" office:value-type="float" office:value="11036" calcext:value-type="float">
            <text:p><text:s text:c="3"/>11,0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24" calcext:value-type="float">
            <text:p><text:s text:c="3"/>3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18" calcext:value-type="float">
            <text:p><text:s text:c="3"/>318</text:p>
          </table:table-cell>
          <table:table-cell table:style-name="ce36" office:value-type="float" office:value="113" calcext:value-type="float">
            <text:p><text:s text:c="3"/>11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11" calcext:value-type="float">
            <text:p><text:s text:c="3"/>21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939" calcext:value-type="float">
            <text:p><text:s text:c="3"/>10,939</text:p>
          </table:table-cell>
          <table:table-cell table:style-name="ce36" office:value-type="float" office:value="10937" calcext:value-type="float">
            <text:p><text:s text:c="3"/>10,9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319" calcext:value-type="float">
            <text:p><text:s text:c="3"/>31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14" calcext:value-type="float">
            <text:p><text:s text:c="3"/>314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number-columns-repeated="2" table:style-name="ce36" office:value-type="float" office:value="99" calcext:value-type="float">
            <text:p><text:s text:c="3"/>99</text:p>
          </table:table-cell>
          <table:table-cell table:number-columns-repeated="7"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1638" calcext:value-type="float">
            <text:p><text:s text:c="3"/>11,638</text:p>
          </table:table-cell>
          <table:table-cell table:style-name="ce36" office:value-type="float" office:value="10781" calcext:value-type="float">
            <text:p><text:s text:c="3"/>10,781</text:p>
          </table:table-cell>
          <table:table-cell table:style-name="ce36" office:value-type="float" office:value="10780" calcext:value-type="float">
            <text:p><text:s text:c="3"/>10,78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6" calcext:value-type="float">
            <text:p><text:s text:c="3"/>236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1350" calcext:value-type="float">
            <text:p><text:s text:c="3"/>11,350</text:p>
          </table:table-cell>
          <table:table-cell table:style-name="ce36" office:value-type="float" office:value="10497" calcext:value-type="float">
            <text:p><text:s text:c="3"/>10,497</text:p>
          </table:table-cell>
          <table:table-cell table:style-name="ce36" office:value-type="float" office:value="10496" calcext:value-type="float">
            <text:p><text:s text:c="3"/>10,4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360" calcext:value-type="float">
            <text:p><text:s text:c="3"/>360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88" calcext:value-type="float">
            <text:p><text:s text:c="3"/>288</text:p>
          </table:table-cell>
          <table:table-cell table:number-columns-repeated="2" table:style-name="ce36" office:value-type="float" office:value="284" calcext:value-type="float">
            <text:p><text:s text:c="3"/>28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99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8989" meta:object-count="0"/>
    <meta:generator>LibreOffice/6.4.7.2$Linux_X86_64 LibreOffice_project/40$Build-2</meta:generator>
  </office:meta>
</office:document-meta>
</file>